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44.907cm" svg:height="20.479cm" svg:x="4.626cm" svg:y="0.106cm">
            <draw:object draw:notify-on-update-of-ranges="'1'.A1:'1'.A1 '1'.A2:'1'.A1001 '1'.B1:'1'.B1 '1'.B2:'1'.B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901802" calcext:value-type="float">
            <text:p>22.9018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772717" calcext:value-type="float">
            <text:p>23.7727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269109" calcext:value-type="float">
            <text:p>23.269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813163" calcext:value-type="float">
            <text:p>23.8131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55922" calcext:value-type="float">
            <text:p>23.559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899854" calcext:value-type="float">
            <text:p>23.8998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559689" calcext:value-type="float">
            <text:p>23.5596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.080678" calcext:value-type="float">
            <text:p>24.0806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636801" calcext:value-type="float">
            <text:p>24.6368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994943" calcext:value-type="float">
            <text:p>24.9949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06059" calcext:value-type="float">
            <text:p>25.060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396491" calcext:value-type="float">
            <text:p>25.3964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747644" calcext:value-type="float">
            <text:p>25.7476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063645" calcext:value-type="float">
            <text:p>26.0636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036326" calcext:value-type="float">
            <text:p>26.0363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110106" calcext:value-type="float">
            <text:p>26.1101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976904" calcext:value-type="float">
            <text:p>25.9769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08933" calcext:value-type="float">
            <text:p>26.089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989659" calcext:value-type="float">
            <text:p>25.9896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126491" calcext:value-type="float">
            <text:p>26.1264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037514" calcext:value-type="float">
            <text:p>26.0375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117151" calcext:value-type="float">
            <text:p>26.1171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.037589" calcext:value-type="float">
            <text:p>26.0375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123307" calcext:value-type="float">
            <text:p>26.1233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.002847" calcext:value-type="float">
            <text:p>26.0028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124981" calcext:value-type="float">
            <text:p>26.1249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.033347" calcext:value-type="float">
            <text:p>26.0333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.120541" calcext:value-type="float">
            <text:p>26.1205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.055837" calcext:value-type="float">
            <text:p>26.0558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131148" calcext:value-type="float">
            <text:p>26.1311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.060419" calcext:value-type="float">
            <text:p>26.0604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.124346" calcext:value-type="float">
            <text:p>26.1243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.002741" calcext:value-type="float">
            <text:p>26.0027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.128107" calcext:value-type="float">
            <text:p>26.1281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.023318" calcext:value-type="float">
            <text:p>26.0233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.116808" calcext:value-type="float">
            <text:p>26.1168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.043842" calcext:value-type="float">
            <text:p>26.0438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.12366" calcext:value-type="float">
            <text:p>26.123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.036599" calcext:value-type="float">
            <text:p>26.0365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.126468" calcext:value-type="float">
            <text:p>26.1264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.071023" calcext:value-type="float">
            <text:p>26.0710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.12452" calcext:value-type="float">
            <text:p>26.124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.079075" calcext:value-type="float">
            <text:p>26.0790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.119734" calcext:value-type="float">
            <text:p>26.1197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.061701" calcext:value-type="float">
            <text:p>26.0617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.126468" calcext:value-type="float">
            <text:p>26.1264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.066706" calcext:value-type="float">
            <text:p>26.0667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.126468" calcext:value-type="float">
            <text:p>26.1264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.097785" calcext:value-type="float">
            <text:p>26.0977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129277" calcext:value-type="float">
            <text:p>26.1292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.062833" calcext:value-type="float">
            <text:p>26.0628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.124063" calcext:value-type="float">
            <text:p>26.1240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.026788" calcext:value-type="float">
            <text:p>26.0267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.122723" calcext:value-type="float">
            <text:p>26.1227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.082636" calcext:value-type="float">
            <text:p>26.0826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.11619" calcext:value-type="float">
            <text:p>26.116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.017612" calcext:value-type="float">
            <text:p>26.0176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.113994" calcext:value-type="float">
            <text:p>26.1139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.074347" calcext:value-type="float">
            <text:p>26.0743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.12275" calcext:value-type="float">
            <text:p>26.122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.07513" calcext:value-type="float">
            <text:p>26.075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.120965" calcext:value-type="float">
            <text:p>26.1209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.066049" calcext:value-type="float">
            <text:p>26.0660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.120325" calcext:value-type="float">
            <text:p>26.120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.051734" calcext:value-type="float">
            <text:p>26.0517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.12618" calcext:value-type="float">
            <text:p>26.126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.091426" calcext:value-type="float">
            <text:p>26.0914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.123307" calcext:value-type="float">
            <text:p>26.1233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.072639" calcext:value-type="float">
            <text:p>26.0726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.126468" calcext:value-type="float">
            <text:p>26.1264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.082295" calcext:value-type="float">
            <text:p>26.0822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.130111" calcext:value-type="float">
            <text:p>26.1301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.114367" calcext:value-type="float">
            <text:p>26.1143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.128664" calcext:value-type="float">
            <text:p>26.1286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.058473" calcext:value-type="float">
            <text:p>26.0584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.125472" calcext:value-type="float">
            <text:p>26.1254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.072224" calcext:value-type="float">
            <text:p>26.0722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.096491" calcext:value-type="float">
            <text:p>26.0964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.085712" calcext:value-type="float">
            <text:p>26.0857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.131933" calcext:value-type="float">
            <text:p>26.1319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.080377" calcext:value-type="float">
            <text:p>26.0803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.118671" calcext:value-type="float">
            <text:p>26.1186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.088172" calcext:value-type="float">
            <text:p>26.08817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.121991" calcext:value-type="float">
            <text:p>26.1219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.103473" calcext:value-type="float">
            <text:p>26.1034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.110718" calcext:value-type="float">
            <text:p>26.1107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.094834" calcext:value-type="float">
            <text:p>26.0948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.114903" calcext:value-type="float">
            <text:p>26.1149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.125167" calcext:value-type="float">
            <text:p>26.1251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.102815" calcext:value-type="float">
            <text:p>26.1028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.12443" calcext:value-type="float">
            <text:p>26.124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.121277" calcext:value-type="float">
            <text:p>26.1212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.069415" calcext:value-type="float">
            <text:p>26.0694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.095525" calcext:value-type="float">
            <text:p>26.0955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.052252" calcext:value-type="float">
            <text:p>26.0522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.126468" calcext:value-type="float">
            <text:p>26.1264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.102015" calcext:value-type="float">
            <text:p>26.1020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.099019" calcext:value-type="float">
            <text:p>26.0990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.095174" calcext:value-type="float">
            <text:p>26.0951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6.121991" calcext:value-type="float">
            <text:p>26.12199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.106547" calcext:value-type="float">
            <text:p>26.1065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.113605" calcext:value-type="float">
            <text:p>26.1136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.077931" calcext:value-type="float">
            <text:p>26.0779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.12452" calcext:value-type="float">
            <text:p>26.1245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.086507" calcext:value-type="float">
            <text:p>26.0865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.11556" calcext:value-type="float">
            <text:p>26.115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.075713" calcext:value-type="float">
            <text:p>26.0757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.130111" calcext:value-type="float">
            <text:p>26.130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.114367" calcext:value-type="float">
            <text:p>26.1143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.129277" calcext:value-type="float">
            <text:p>26.12927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6.121991" calcext:value-type="float">
            <text:p>26.12199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.10248" calcext:value-type="float">
            <text:p>26.102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.096015" calcext:value-type="float">
            <text:p>26.0960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.103473" calcext:value-type="float">
            <text:p>26.1034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6.098092" calcext:value-type="float">
            <text:p>26.0980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.12443" calcext:value-type="float">
            <text:p>26.1244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6.080377" calcext:value-type="float">
            <text:p>26.08037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6.118722" calcext:value-type="float">
            <text:p>26.1187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6.095174" calcext:value-type="float">
            <text:p>26.0951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6.107911" calcext:value-type="float">
            <text:p>26.1079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.100251" calcext:value-type="float">
            <text:p>26.10025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.095946" calcext:value-type="float">
            <text:p>26.0959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.099967" calcext:value-type="float">
            <text:p>26.0999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.110931" calcext:value-type="float">
            <text:p>26.1109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.087678" calcext:value-type="float">
            <text:p>26.0876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.112898" calcext:value-type="float">
            <text:p>26.11289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6.120501" calcext:value-type="float">
            <text:p>26.1205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.114903" calcext:value-type="float">
            <text:p>26.1149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.121232" calcext:value-type="float">
            <text:p>26.1212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.121991" calcext:value-type="float">
            <text:p>26.12199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.109671" calcext:value-type="float">
            <text:p>26.1096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.110718" calcext:value-type="float">
            <text:p>26.1107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.103008" calcext:value-type="float">
            <text:p>26.10300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.093162" calcext:value-type="float">
            <text:p>26.0931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6.121991" calcext:value-type="float">
            <text:p>26.12199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.12443" calcext:value-type="float">
            <text:p>26.1244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.089921" calcext:value-type="float">
            <text:p>26.08992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.128336" calcext:value-type="float">
            <text:p>26.12833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.096659" calcext:value-type="float">
            <text:p>26.0966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.126307" calcext:value-type="float">
            <text:p>26.1263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6.100153" calcext:value-type="float">
            <text:p>26.100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6.120501" calcext:value-type="float">
            <text:p>26.1205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.096744" calcext:value-type="float">
            <text:p>26.0967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.095588" calcext:value-type="float">
            <text:p>26.09558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6.10213" calcext:value-type="float">
            <text:p>26.1021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.106602" calcext:value-type="float">
            <text:p>26.1066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.12443" calcext:value-type="float">
            <text:p>26.1244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.107444" calcext:value-type="float">
            <text:p>26.10744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.127015" calcext:value-type="float">
            <text:p>26.1270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.088406" calcext:value-type="float">
            <text:p>26.0884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.131148" calcext:value-type="float">
            <text:p>26.13114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.095946" calcext:value-type="float">
            <text:p>26.09594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.093162" calcext:value-type="float">
            <text:p>26.0931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.111965" calcext:value-type="float">
            <text:p>26.11196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.107898" calcext:value-type="float">
            <text:p>26.1078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.121272" calcext:value-type="float">
            <text:p>26.1212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.0954" calcext:value-type="float">
            <text:p>26.09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.129568" calcext:value-type="float">
            <text:p>26.1295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.107444" calcext:value-type="float">
            <text:p>26.1074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.12443" calcext:value-type="float">
            <text:p>26.1244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.120501" calcext:value-type="float">
            <text:p>26.1205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.118671" calcext:value-type="float">
            <text:p>26.11867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.107131" calcext:value-type="float">
            <text:p>26.1071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.095712" calcext:value-type="float">
            <text:p>26.09571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6.094631" calcext:value-type="float">
            <text:p>26.09463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6.105016" calcext:value-type="float">
            <text:p>26.1050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.111562" calcext:value-type="float">
            <text:p>26.1115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6.095712" calcext:value-type="float">
            <text:p>26.09571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.094631" calcext:value-type="float">
            <text:p>26.09463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.099967" calcext:value-type="float">
            <text:p>26.0999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6.121277" calcext:value-type="float">
            <text:p>26.12127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.095243" calcext:value-type="float">
            <text:p>26.09524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.115536" calcext:value-type="float">
            <text:p>26.1155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6.102475" calcext:value-type="float">
            <text:p>26.10247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6.130266" calcext:value-type="float">
            <text:p>26.13026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.093328" calcext:value-type="float">
            <text:p>26.0933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.126307" calcext:value-type="float">
            <text:p>26.12630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6.10056" calcext:value-type="float">
            <text:p>26.1005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6.093162" calcext:value-type="float">
            <text:p>26.0931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113274" calcext:value-type="float">
            <text:p>26.11327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6.105016" calcext:value-type="float">
            <text:p>26.1050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6.114903" calcext:value-type="float">
            <text:p>26.1149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6.126077" calcext:value-type="float">
            <text:p>26.12607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.118346" calcext:value-type="float">
            <text:p>26.11834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.093127" calcext:value-type="float">
            <text:p>26.09312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.121176" calcext:value-type="float">
            <text:p>26.1211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.106961" calcext:value-type="float">
            <text:p>26.10696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.105531" calcext:value-type="float">
            <text:p>26.1055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.130381" calcext:value-type="float">
            <text:p>26.13038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6.120582" calcext:value-type="float">
            <text:p>26.12058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.130266" calcext:value-type="float">
            <text:p>26.13026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6.093328" calcext:value-type="float">
            <text:p>26.0933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6.128664" calcext:value-type="float">
            <text:p>26.1286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6.126077" calcext:value-type="float">
            <text:p>26.12607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.095946" calcext:value-type="float">
            <text:p>26.09594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.120541" calcext:value-type="float">
            <text:p>26.12054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6.093842" calcext:value-type="float">
            <text:p>26.09384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6.127015" calcext:value-type="float">
            <text:p>26.1270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6.107444" calcext:value-type="float">
            <text:p>26.10744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.107898" calcext:value-type="float">
            <text:p>26.10789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6.12007" calcext:value-type="float">
            <text:p>26.120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6.118346" calcext:value-type="float">
            <text:p>26.11834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6.115553" calcext:value-type="float">
            <text:p>26.11555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6.084055" calcext:value-type="float">
            <text:p>26.0840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6.124662" calcext:value-type="float">
            <text:p>26.12466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6.114367" calcext:value-type="float">
            <text:p>26.11436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.118456" calcext:value-type="float">
            <text:p>26.11845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.126531" calcext:value-type="float">
            <text:p>26.12653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.101331" calcext:value-type="float">
            <text:p>26.10133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.098241" calcext:value-type="float">
            <text:p>26.09824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.121277" calcext:value-type="float">
            <text:p>26.12127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.093666" calcext:value-type="float">
            <text:p>26.09366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6.119588" calcext:value-type="float">
            <text:p>26.11958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6.102894" calcext:value-type="float">
            <text:p>26.1028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.092093" calcext:value-type="float">
            <text:p>26.09209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.095946" calcext:value-type="float">
            <text:p>26.09594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.093162" calcext:value-type="float">
            <text:p>26.09316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6.103282" calcext:value-type="float">
            <text:p>26.1032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.104625" calcext:value-type="float">
            <text:p>26.1046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.119846" calcext:value-type="float">
            <text:p>26.11984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.102406" calcext:value-type="float">
            <text:p>26.10240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.094462" calcext:value-type="float">
            <text:p>26.09446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.085214" calcext:value-type="float">
            <text:p>26.0852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.118962" calcext:value-type="float">
            <text:p>26.11896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.098677" calcext:value-type="float">
            <text:p>26.09867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.095174" calcext:value-type="float">
            <text:p>26.09517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.118722" calcext:value-type="float">
            <text:p>26.11872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.11113" calcext:value-type="float">
            <text:p>26.111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.125441" calcext:value-type="float">
            <text:p>26.12544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.115111" calcext:value-type="float">
            <text:p>26.11511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.095588" calcext:value-type="float">
            <text:p>26.09558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.096438" calcext:value-type="float">
            <text:p>26.09643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6.096015" calcext:value-type="float">
            <text:p>26.09601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6.082655" calcext:value-type="float">
            <text:p>26.08265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6.121122" calcext:value-type="float">
            <text:p>26.12112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.11113" calcext:value-type="float">
            <text:p>26.1111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6.113605" calcext:value-type="float">
            <text:p>26.11360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6.100153" calcext:value-type="float">
            <text:p>26.10015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6.095946" calcext:value-type="float">
            <text:p>26.0959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6.110955" calcext:value-type="float">
            <text:p>26.11095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6.089691" calcext:value-type="float">
            <text:p>26.08969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6.127015" calcext:value-type="float">
            <text:p>26.1270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6.096015" calcext:value-type="float">
            <text:p>26.09601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6.096496" calcext:value-type="float">
            <text:p>26.09649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6.12007" calcext:value-type="float">
            <text:p>26.1200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.106839" calcext:value-type="float">
            <text:p>26.10683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6.093162" calcext:value-type="float">
            <text:p>26.09316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6.10366" calcext:value-type="float">
            <text:p>26.1036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6.098249" calcext:value-type="float">
            <text:p>26.09824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6.096015" calcext:value-type="float">
            <text:p>26.0960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6.103473" calcext:value-type="float">
            <text:p>26.10347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6.095243" calcext:value-type="float">
            <text:p>26.09524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.107898" calcext:value-type="float">
            <text:p>26.1078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.115297" calcext:value-type="float">
            <text:p>26.11529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6.114553" calcext:value-type="float">
            <text:p>26.11455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6.121176" calcext:value-type="float">
            <text:p>26.12117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6.106961" calcext:value-type="float">
            <text:p>26.10696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6.102475" calcext:value-type="float">
            <text:p>26.10247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6.128458" calcext:value-type="float">
            <text:p>26.12845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6.127332" calcext:value-type="float">
            <text:p>26.12733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6.129088" calcext:value-type="float">
            <text:p>26.12908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6.105562" calcext:value-type="float">
            <text:p>26.10556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6.127015" calcext:value-type="float">
            <text:p>26.1270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6.101893" calcext:value-type="float">
            <text:p>26.10189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6.112714" calcext:value-type="float">
            <text:p>26.11271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6.124289" calcext:value-type="float">
            <text:p>26.12428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6.105114" calcext:value-type="float">
            <text:p>26.10511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.095517" calcext:value-type="float">
            <text:p>26.09551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6.095174" calcext:value-type="float">
            <text:p>26.09517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.121991" calcext:value-type="float">
            <text:p>26.12199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6.099457" calcext:value-type="float">
            <text:p>26.09945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.113605" calcext:value-type="float">
            <text:p>26.11360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6.105957" calcext:value-type="float">
            <text:p>26.10595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6.131029" calcext:value-type="float">
            <text:p>26.13102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6.120582" calcext:value-type="float">
            <text:p>26.12058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6.124432" calcext:value-type="float">
            <text:p>26.12443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.109797" calcext:value-type="float">
            <text:p>26.10979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.118456" calcext:value-type="float">
            <text:p>26.11845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6.093506" calcext:value-type="float">
            <text:p>26.09350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6.104154" calcext:value-type="float">
            <text:p>26.10415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.093187" calcext:value-type="float">
            <text:p>26.0931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6.112714" calcext:value-type="float">
            <text:p>26.11271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6.108827" calcext:value-type="float">
            <text:p>26.10882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6.121991" calcext:value-type="float">
            <text:p>26.12199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6.109671" calcext:value-type="float">
            <text:p>26.10967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6.103008" calcext:value-type="float">
            <text:p>26.10300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6.113605" calcext:value-type="float">
            <text:p>26.1136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6.091014" calcext:value-type="float">
            <text:p>26.0910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6.120501" calcext:value-type="float">
            <text:p>26.12050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6.089613" calcext:value-type="float">
            <text:p>26.08961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6.10848" calcext:value-type="float">
            <text:p>26.1084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.080733" calcext:value-type="float">
            <text:p>26.08073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6.074848" calcext:value-type="float">
            <text:p>26.07484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6.093889" calcext:value-type="float">
            <text:p>26.09388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6.099784" calcext:value-type="float">
            <text:p>26.09978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6.120732" calcext:value-type="float">
            <text:p>26.12073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.103984" calcext:value-type="float">
            <text:p>26.10398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6.093162" calcext:value-type="float">
            <text:p>26.09316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6.10848" calcext:value-type="float">
            <text:p>26.1084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.093889" calcext:value-type="float">
            <text:p>26.09388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.091014" calcext:value-type="float">
            <text:p>26.09101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6.122443" calcext:value-type="float">
            <text:p>26.12244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6.118346" calcext:value-type="float">
            <text:p>26.11834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6.115553" calcext:value-type="float">
            <text:p>26.11555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6.102972" calcext:value-type="float">
            <text:p>26.10297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6.121991" calcext:value-type="float">
            <text:p>26.12199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.112583" calcext:value-type="float">
            <text:p>26.11258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6.0934" calcext:value-type="float">
            <text:p>26.093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6.091215" calcext:value-type="float">
            <text:p>26.0912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6.098902" calcext:value-type="float">
            <text:p>26.09890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6.121277" calcext:value-type="float">
            <text:p>26.12127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.100153" calcext:value-type="float">
            <text:p>26.10015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6.115536" calcext:value-type="float">
            <text:p>26.11553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6.106611" calcext:value-type="float">
            <text:p>26.10661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6.129088" calcext:value-type="float">
            <text:p>26.12908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6.120582" calcext:value-type="float">
            <text:p>26.12058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6.127015" calcext:value-type="float">
            <text:p>26.12701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6.107444" calcext:value-type="float">
            <text:p>26.10744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6.104924" calcext:value-type="float">
            <text:p>26.1049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6.10067" calcext:value-type="float">
            <text:p>26.1006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6.120501" calcext:value-type="float">
            <text:p>26.12050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6.111346" calcext:value-type="float">
            <text:p>26.11134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6.091917" calcext:value-type="float">
            <text:p>26.09191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6.093666" calcext:value-type="float">
            <text:p>26.09366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6.115223" calcext:value-type="float">
            <text:p>26.11522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6.090906" calcext:value-type="float">
            <text:p>26.09090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6.10334" calcext:value-type="float">
            <text:p>26.1033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6.134077" calcext:value-type="float">
            <text:p>26.13407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6.112161" calcext:value-type="float">
            <text:p>26.11216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6.123338" calcext:value-type="float">
            <text:p>26.12333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6.117791" calcext:value-type="float">
            <text:p>26.11779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6.113756" calcext:value-type="float">
            <text:p>26.11375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6.099285" calcext:value-type="float">
            <text:p>26.09928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6.119969" calcext:value-type="float">
            <text:p>26.11996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6.096015" calcext:value-type="float">
            <text:p>26.0960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6.103473" calcext:value-type="float">
            <text:p>26.10347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6.10067" calcext:value-type="float">
            <text:p>26.1006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6.094884" calcext:value-type="float">
            <text:p>26.09488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6.116195" calcext:value-type="float">
            <text:p>26.11619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6.096364" calcext:value-type="float">
            <text:p>26.09636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6.10848" calcext:value-type="float">
            <text:p>26.1084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6.083447" calcext:value-type="float">
            <text:p>26.08344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6.115297" calcext:value-type="float">
            <text:p>26.11529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6.114903" calcext:value-type="float">
            <text:p>26.11490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6.099367" calcext:value-type="float">
            <text:p>26.09936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6.102063" calcext:value-type="float">
            <text:p>26.10206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6.10366" calcext:value-type="float">
            <text:p>26.1036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6.109617" calcext:value-type="float">
            <text:p>26.1096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6.094834" calcext:value-type="float">
            <text:p>26.09483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6.118962" calcext:value-type="float">
            <text:p>26.11896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6.101165" calcext:value-type="float">
            <text:p>26.10116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6.091517" calcext:value-type="float">
            <text:p>26.09151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6.093162" calcext:value-type="float">
            <text:p>26.09316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6.101558" calcext:value-type="float">
            <text:p>26.10155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6.100329" calcext:value-type="float">
            <text:p>26.10032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6.114979" calcext:value-type="float">
            <text:p>26.11497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6.100153" calcext:value-type="float">
            <text:p>26.10015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6.118373" calcext:value-type="float">
            <text:p>26.11837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6.07652" calcext:value-type="float">
            <text:p>26.0765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6.081387" calcext:value-type="float">
            <text:p>26.08138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6.101608" calcext:value-type="float">
            <text:p>26.10160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6.11543" calcext:value-type="float">
            <text:p>26.1154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6.090051" calcext:value-type="float">
            <text:p>26.09005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6.10067" calcext:value-type="float">
            <text:p>26.1006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6.100153" calcext:value-type="float">
            <text:p>26.10015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6.109797" calcext:value-type="float">
            <text:p>26.10979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6.134077" calcext:value-type="float">
            <text:p>26.13407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6.11603" calcext:value-type="float">
            <text:p>26.1160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6.119411" calcext:value-type="float">
            <text:p>26.11941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.107444" calcext:value-type="float">
            <text:p>26.10744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6.114498" calcext:value-type="float">
            <text:p>26.11449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6.11113" calcext:value-type="float">
            <text:p>26.1111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6.095946" calcext:value-type="float">
            <text:p>26.09594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6.093162" calcext:value-type="float">
            <text:p>26.09316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6.10848" calcext:value-type="float">
            <text:p>26.108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.094462" calcext:value-type="float">
            <text:p>26.09446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6.091014" calcext:value-type="float">
            <text:p>26.09101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6.12435" calcext:value-type="float">
            <text:p>26.1243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6.101764" calcext:value-type="float">
            <text:p>26.10176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6.107898" calcext:value-type="float">
            <text:p>26.10789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6.095946" calcext:value-type="float">
            <text:p>26.09594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6.096762" calcext:value-type="float">
            <text:p>26.09676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6.104154" calcext:value-type="float">
            <text:p>26.1041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.091102" calcext:value-type="float">
            <text:p>26.09110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6.100961" calcext:value-type="float">
            <text:p>26.10096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6.100726" calcext:value-type="float">
            <text:p>26.10072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6.102433" calcext:value-type="float">
            <text:p>26.10243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6.10213" calcext:value-type="float">
            <text:p>26.1021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6.11283" calcext:value-type="float">
            <text:p>26.1128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6.109797" calcext:value-type="float">
            <text:p>26.10979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6.132881" calcext:value-type="float">
            <text:p>26.13288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6.112041" calcext:value-type="float">
            <text:p>26.11204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6.127015" calcext:value-type="float">
            <text:p>26.12701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6.113199" calcext:value-type="float">
            <text:p>26.11319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6.099285" calcext:value-type="float">
            <text:p>26.09928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6.099784" calcext:value-type="float">
            <text:p>26.09978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6.114605" calcext:value-type="float">
            <text:p>26.11460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6.11994" calcext:value-type="float">
            <text:p>26.1199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6.11868" calcext:value-type="float">
            <text:p>26.1186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6.114367" calcext:value-type="float">
            <text:p>26.11436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6.118456" calcext:value-type="float">
            <text:p>26.11845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6.102595" calcext:value-type="float">
            <text:p>26.10259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6.121272" calcext:value-type="float">
            <text:p>26.12127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6.117114" calcext:value-type="float">
            <text:p>26.11711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6.119411" calcext:value-type="float">
            <text:p>26.11941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6.110477" calcext:value-type="float">
            <text:p>26.11047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6.119411" calcext:value-type="float">
            <text:p>26.11941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6.117088" calcext:value-type="float">
            <text:p>26.11708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6.119714" calcext:value-type="float">
            <text:p>26.11971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6.09526" calcext:value-type="float">
            <text:p>26.0952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6.092765" calcext:value-type="float">
            <text:p>26.09276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6.10366" calcext:value-type="float">
            <text:p>26.1036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6.113637" calcext:value-type="float">
            <text:p>26.11363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6.121277" calcext:value-type="float">
            <text:p>26.12127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6.100153" calcext:value-type="float">
            <text:p>26.10015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6.108504" calcext:value-type="float">
            <text:p>26.10850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6.113382" calcext:value-type="float">
            <text:p>26.11338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6.115394" calcext:value-type="float">
            <text:p>26.11539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6.095929" calcext:value-type="float">
            <text:p>26.09592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6.098501" calcext:value-type="float">
            <text:p>26.09850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6.102638" calcext:value-type="float">
            <text:p>26.10263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6.094705" calcext:value-type="float">
            <text:p>26.09470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6.10698" calcext:value-type="float">
            <text:p>26.1069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6.097813" calcext:value-type="float">
            <text:p>26.09781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6.10108" calcext:value-type="float">
            <text:p>26.1010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6.096512" calcext:value-type="float">
            <text:p>26.09651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6.11388" calcext:value-type="float">
            <text:p>26.1138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6.116195" calcext:value-type="float">
            <text:p>26.11619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6.120501" calcext:value-type="float">
            <text:p>26.12050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6.095174" calcext:value-type="float">
            <text:p>26.09517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6.107911" calcext:value-type="float">
            <text:p>26.10791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6.112007" calcext:value-type="float">
            <text:p>26.11200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6.096874" calcext:value-type="float">
            <text:p>26.09687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6.105957" calcext:value-type="float">
            <text:p>26.10595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6.123851" calcext:value-type="float">
            <text:p>26.12385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6.127332" calcext:value-type="float">
            <text:p>26.12733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6.118093" calcext:value-type="float">
            <text:p>26.11809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6.108141" calcext:value-type="float">
            <text:p>26.10814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6.112714" calcext:value-type="float">
            <text:p>26.11271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6.10213" calcext:value-type="float">
            <text:p>26.1021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6.111283" calcext:value-type="float">
            <text:p>26.11128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6.095946" calcext:value-type="float">
            <text:p>26.09594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6.090051" calcext:value-type="float">
            <text:p>26.09005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6.110123" calcext:value-type="float">
            <text:p>26.11012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6.102972" calcext:value-type="float">
            <text:p>26.10297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6.116548" calcext:value-type="float">
            <text:p>26.11654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6.110083" calcext:value-type="float">
            <text:p>26.11008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6.114367" calcext:value-type="float">
            <text:p>26.11436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6.129519" calcext:value-type="float">
            <text:p>26.12951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6.112326" calcext:value-type="float">
            <text:p>26.11232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6.096438" calcext:value-type="float">
            <text:p>26.09643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6.096015" calcext:value-type="float">
            <text:p>26.09601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6.095174" calcext:value-type="float">
            <text:p>26.09517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6.121991" calcext:value-type="float">
            <text:p>26.12199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6.098963" calcext:value-type="float">
            <text:p>26.09896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6.112714" calcext:value-type="float">
            <text:p>26.11271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6.114979" calcext:value-type="float">
            <text:p>26.11497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6.096197" calcext:value-type="float">
            <text:p>26.09619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6.113605" calcext:value-type="float">
            <text:p>26.11360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6.088926" calcext:value-type="float">
            <text:p>26.08892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6.100251" calcext:value-type="float">
            <text:p>26.10025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6.095225" calcext:value-type="float">
            <text:p>26.09522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6.104551" calcext:value-type="float">
            <text:p>26.10455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6.100212" calcext:value-type="float">
            <text:p>26.10021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6.099744" calcext:value-type="float">
            <text:p>26.09974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6.109392" calcext:value-type="float">
            <text:p>26.10939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6.090259" calcext:value-type="float">
            <text:p>26.09025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6.106557" calcext:value-type="float">
            <text:p>26.10655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6.113697" calcext:value-type="float">
            <text:p>26.11369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6.106282" calcext:value-type="float">
            <text:p>26.10628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6.103027" calcext:value-type="float">
            <text:p>26.10302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6.10366" calcext:value-type="float">
            <text:p>26.1036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6.106968" calcext:value-type="float">
            <text:p>26.10696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6.099019" calcext:value-type="float">
            <text:p>26.09901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6.095174" calcext:value-type="float">
            <text:p>26.09517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6.12007" calcext:value-type="float">
            <text:p>26.1200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6.119825" calcext:value-type="float">
            <text:p>26.11982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6.116151" calcext:value-type="float">
            <text:p>26.11615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6.096744" calcext:value-type="float">
            <text:p>26.09674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6.095588" calcext:value-type="float">
            <text:p>26.09558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6.102084" calcext:value-type="float">
            <text:p>26.10208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6.105957" calcext:value-type="float">
            <text:p>26.10595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6.125382" calcext:value-type="float">
            <text:p>26.12538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6.117114" calcext:value-type="float">
            <text:p>26.11711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6.119411" calcext:value-type="float">
            <text:p>26.11941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6.105562" calcext:value-type="float">
            <text:p>26.10556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6.096364" calcext:value-type="float">
            <text:p>26.09636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6.098249" calcext:value-type="float">
            <text:p>26.09824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6.119086" calcext:value-type="float">
            <text:p>26.11908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6.092899" calcext:value-type="float">
            <text:p>26.09289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6.126468" calcext:value-type="float">
            <text:p>26.12646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6.095946" calcext:value-type="float">
            <text:p>26.09594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6.098543" calcext:value-type="float">
            <text:p>26.09854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6.102433" calcext:value-type="float">
            <text:p>26.10243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6.099402" calcext:value-type="float">
            <text:p>26.09940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6.100687" calcext:value-type="float">
            <text:p>26.10068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6.094884" calcext:value-type="float">
            <text:p>26.09488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6.118151" calcext:value-type="float">
            <text:p>26.11815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6.103008" calcext:value-type="float">
            <text:p>26.10300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6.108488" calcext:value-type="float">
            <text:p>26.10848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6.099784" calcext:value-type="float">
            <text:p>26.09978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6.122117" calcext:value-type="float">
            <text:p>26.12211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6.111346" calcext:value-type="float">
            <text:p>26.11134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6.099019" calcext:value-type="float">
            <text:p>26.09901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6.095174" calcext:value-type="float">
            <text:p>26.09517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6.120501" calcext:value-type="float">
            <text:p>26.12050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6.116195" calcext:value-type="float">
            <text:p>26.11619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6.116151" calcext:value-type="float">
            <text:p>26.11615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6.102475" calcext:value-type="float">
            <text:p>26.10247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6.124556" calcext:value-type="float">
            <text:p>26.12455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6.110477" calcext:value-type="float">
            <text:p>26.11047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6.121272" calcext:value-type="float">
            <text:p>26.12127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6.107444" calcext:value-type="float">
            <text:p>26.10744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6.121272" calcext:value-type="float">
            <text:p>26.12127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6.11994" calcext:value-type="float">
            <text:p>26.1199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6.113852" calcext:value-type="float">
            <text:p>26.11385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6.118346" calcext:value-type="float">
            <text:p>26.11834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6.094462" calcext:value-type="float">
            <text:p>26.09446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6.093339" calcext:value-type="float">
            <text:p>26.09333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6.11113" calcext:value-type="float">
            <text:p>26.1111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6.093162" calcext:value-type="float">
            <text:p>26.09316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6.09858" calcext:value-type="float">
            <text:p>26.0985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6.091215" calcext:value-type="float">
            <text:p>26.09121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6.089613" calcext:value-type="float">
            <text:p>26.08961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6.099457" calcext:value-type="float">
            <text:p>26.09945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6.113199" calcext:value-type="float">
            <text:p>26.11319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6.099741" calcext:value-type="float">
            <text:p>26.09974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6.101166" calcext:value-type="float">
            <text:p>26.10116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6.091517" calcext:value-type="float">
            <text:p>26.09151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6.102972" calcext:value-type="float">
            <text:p>26.10297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6.096364" calcext:value-type="float">
            <text:p>26.09636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6.10848" calcext:value-type="float">
            <text:p>26.1084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6.086636" calcext:value-type="float">
            <text:p>26.08663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6.097377" calcext:value-type="float">
            <text:p>26.09737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6.102084" calcext:value-type="float">
            <text:p>26.10208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6.113367" calcext:value-type="float">
            <text:p>26.11336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6.120501" calcext:value-type="float">
            <text:p>26.12050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6.103008" calcext:value-type="float">
            <text:p>26.10300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6.089613" calcext:value-type="float">
            <text:p>26.08961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6.11687" calcext:value-type="float">
            <text:p>26.1168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6.101166" calcext:value-type="float">
            <text:p>26.10116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6.084721" calcext:value-type="float">
            <text:p>26.08472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6.098463" calcext:value-type="float">
            <text:p>26.09846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6.09308" calcext:value-type="float">
            <text:p>26.0930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6.126307" calcext:value-type="float">
            <text:p>26.12630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6.115677" calcext:value-type="float">
            <text:p>26.11567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6.0968" calcext:value-type="float">
            <text:p>26.096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6.112583" calcext:value-type="float">
            <text:p>26.11258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6.089613" calcext:value-type="float">
            <text:p>26.08961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6.099457" calcext:value-type="float">
            <text:p>26.09945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6.100726" calcext:value-type="float">
            <text:p>26.10072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6.099618" calcext:value-type="float">
            <text:p>26.09961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6.10067" calcext:value-type="float">
            <text:p>26.1006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6.108504" calcext:value-type="float">
            <text:p>26.10850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6.112714" calcext:value-type="float">
            <text:p>26.11271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6.099742" calcext:value-type="float">
            <text:p>26.09974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6.104625" calcext:value-type="float">
            <text:p>26.10462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6.093889" calcext:value-type="float">
            <text:p>26.09388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6.088926" calcext:value-type="float">
            <text:p>26.08892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6.10366" calcext:value-type="float">
            <text:p>26.1036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6.112583" calcext:value-type="float">
            <text:p>26.11258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6.083447" calcext:value-type="float">
            <text:p>26.08344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6.099784" calcext:value-type="float">
            <text:p>26.09978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6.121176" calcext:value-type="float">
            <text:p>26.12117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6.095588" calcext:value-type="float">
            <text:p>26.09558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6.095946" calcext:value-type="float">
            <text:p>26.09594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6.118346" calcext:value-type="float">
            <text:p>26.11834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6.119588" calcext:value-type="float">
            <text:p>26.11958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6.118671" calcext:value-type="float">
            <text:p>26.11867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6.101608" calcext:value-type="float">
            <text:p>26.10160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6.102357" calcext:value-type="float">
            <text:p>26.10235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6.09565" calcext:value-type="float">
            <text:p>26.0956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6.093859" calcext:value-type="float">
            <text:p>26.09385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6.120693" calcext:value-type="float">
            <text:p>26.12069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6.102894" calcext:value-type="float">
            <text:p>26.10289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6.115063" calcext:value-type="float">
            <text:p>26.11506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6.120582" calcext:value-type="float">
            <text:p>26.12058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6.119411" calcext:value-type="float">
            <text:p>26.11941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6.107444" calcext:value-type="float">
            <text:p>26.10744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6.120501" calcext:value-type="float">
            <text:p>26.12050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6.105016" calcext:value-type="float">
            <text:p>26.10501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6.119825" calcext:value-type="float">
            <text:p>26.11982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6.131933" calcext:value-type="float">
            <text:p>26.13193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6.108141" calcext:value-type="float">
            <text:p>26.10814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6.091348" calcext:value-type="float">
            <text:p>26.09134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6.12435" calcext:value-type="float">
            <text:p>26.1243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6.115394" calcext:value-type="float">
            <text:p>26.11539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6.095938" calcext:value-type="float">
            <text:p>26.09593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6.118608" calcext:value-type="float">
            <text:p>26.11860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6.08665" calcext:value-type="float">
            <text:p>26.0866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6.093127" calcext:value-type="float">
            <text:p>26.09312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6.116915" calcext:value-type="float">
            <text:p>26.11691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6.099457" calcext:value-type="float">
            <text:p>26.09945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6.12551" calcext:value-type="float">
            <text:p>26.1255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6.099019" calcext:value-type="float">
            <text:p>26.09901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6.09251" calcext:value-type="float">
            <text:p>26.0925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6.119846" calcext:value-type="float">
            <text:p>26.11984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6.117908" calcext:value-type="float">
            <text:p>26.11790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6.109797" calcext:value-type="float">
            <text:p>26.10979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6.124556" calcext:value-type="float">
            <text:p>26.12455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6.096364" calcext:value-type="float">
            <text:p>26.09636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6.100329" calcext:value-type="float">
            <text:p>26.10032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6.095974" calcext:value-type="float">
            <text:p>26.09597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6.102638" calcext:value-type="float">
            <text:p>26.10263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6.094705" calcext:value-type="float">
            <text:p>26.09470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6.099744" calcext:value-type="float">
            <text:p>26.09974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6.106611" calcext:value-type="float">
            <text:p>26.10661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6.103576" calcext:value-type="float">
            <text:p>26.10357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6.090951" calcext:value-type="float">
            <text:p>26.09095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6.104068" calcext:value-type="float">
            <text:p>26.10406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.077978" calcext:value-type="float">
            <text:p>26.07797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6.104513" calcext:value-type="float">
            <text:p>26.10451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6.089458" calcext:value-type="float">
            <text:p>26.08945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6.104513" calcext:value-type="float">
            <text:p>26.10451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6.084279" calcext:value-type="float">
            <text:p>26.08427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6.100773" calcext:value-type="float">
            <text:p>26.10077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6.098427" calcext:value-type="float">
            <text:p>26.09842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6.096956" calcext:value-type="float">
            <text:p>26.09695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6.109392" calcext:value-type="float">
            <text:p>26.10939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6.09693" calcext:value-type="float">
            <text:p>26.0969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6.109392" calcext:value-type="float">
            <text:p>26.10939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6.103648" calcext:value-type="float">
            <text:p>26.10364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6.095546" calcext:value-type="float">
            <text:p>26.09554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6.093704" calcext:value-type="float">
            <text:p>26.09370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6.100212" calcext:value-type="float">
            <text:p>26.10021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6.107347" calcext:value-type="float">
            <text:p>26.10734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6.090951" calcext:value-type="float">
            <text:p>26.09095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6.108039" calcext:value-type="float">
            <text:p>26.10803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6.077759" calcext:value-type="float">
            <text:p>26.07775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6.101286" calcext:value-type="float">
            <text:p>26.10128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6.072365" calcext:value-type="float">
            <text:p>26.07236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6.095532" calcext:value-type="float">
            <text:p>26.09553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6.091938" calcext:value-type="float">
            <text:p>26.09193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6.107063" calcext:value-type="float">
            <text:p>26.10706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6.104105" calcext:value-type="float">
            <text:p>26.10410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6.094921" calcext:value-type="float">
            <text:p>26.09492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6.109102" calcext:value-type="float">
            <text:p>26.10910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6.09048" calcext:value-type="float">
            <text:p>26.0904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6.093287" calcext:value-type="float">
            <text:p>26.09328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6.104551" calcext:value-type="float">
            <text:p>26.10455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6.100212" calcext:value-type="float">
            <text:p>26.10021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6.097452" calcext:value-type="float">
            <text:p>26.09745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6.100174" calcext:value-type="float">
            <text:p>26.10017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6.099744" calcext:value-type="float">
            <text:p>26.09974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6.109458" calcext:value-type="float">
            <text:p>26.10945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6.099732" calcext:value-type="float">
            <text:p>26.09973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6.106896" calcext:value-type="float">
            <text:p>26.10689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6.094921" calcext:value-type="float">
            <text:p>26.09492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6.094848" calcext:value-type="float">
            <text:p>26.09484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6.096437" calcext:value-type="float">
            <text:p>26.09643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6.094713" calcext:value-type="float">
            <text:p>26.09471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6.095809" calcext:value-type="float">
            <text:p>26.09580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6.095013" calcext:value-type="float">
            <text:p>26.09501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6.100687" calcext:value-type="float">
            <text:p>26.10068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6.123858" calcext:value-type="float">
            <text:p>26.12385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6.120704" calcext:value-type="float">
            <text:p>26.12070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6.10622" calcext:value-type="float">
            <text:p>26.1062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6.106282" calcext:value-type="float">
            <text:p>26.10628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6.105516" calcext:value-type="float">
            <text:p>26.10551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6.105763" calcext:value-type="float">
            <text:p>26.10576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6.101252" calcext:value-type="float">
            <text:p>26.10125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6.097907" calcext:value-type="float">
            <text:p>26.09790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6.105304" calcext:value-type="float">
            <text:p>26.10530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6.125009" calcext:value-type="float">
            <text:p>26.12500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6.099688" calcext:value-type="float">
            <text:p>26.09968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6.105763" calcext:value-type="float">
            <text:p>26.10576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6.112882" calcext:value-type="float">
            <text:p>26.11288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6.100472" calcext:value-type="float">
            <text:p>26.10047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6.092049" calcext:value-type="float">
            <text:p>26.09204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6.098501" calcext:value-type="float">
            <text:p>26.09850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6.090273" calcext:value-type="float">
            <text:p>26.09027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6.115704" calcext:value-type="float">
            <text:p>26.11570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6.109671" calcext:value-type="float">
            <text:p>26.10967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6.104922" calcext:value-type="float">
            <text:p>26.10492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6.114283" calcext:value-type="float">
            <text:p>26.11428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6.101745" calcext:value-type="float">
            <text:p>26.10174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6.109617" calcext:value-type="float">
            <text:p>26.10961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6.098241" calcext:value-type="float">
            <text:p>26.09824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6.100153" calcext:value-type="float">
            <text:p>26.10015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6.10622" calcext:value-type="float">
            <text:p>26.1062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6.092093" calcext:value-type="float">
            <text:p>26.09209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6.110123" calcext:value-type="float">
            <text:p>26.11012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6.098127" calcext:value-type="float">
            <text:p>26.09812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6.113637" calcext:value-type="float">
            <text:p>26.11363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6.095974" calcext:value-type="float">
            <text:p>26.09597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6.091883" calcext:value-type="float">
            <text:p>26.09188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6.096385" calcext:value-type="float">
            <text:p>26.09638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6.090764" calcext:value-type="float">
            <text:p>26.09076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6.118962" calcext:value-type="float">
            <text:p>26.11896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6.124176" calcext:value-type="float">
            <text:p>26.12417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6.118582" calcext:value-type="float">
            <text:p>26.11858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6.100726" calcext:value-type="float">
            <text:p>26.10072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6.117908" calcext:value-type="float">
            <text:p>26.11790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6.096466" calcext:value-type="float">
            <text:p>26.09646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6.109797" calcext:value-type="float">
            <text:p>26.10979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6.134077" calcext:value-type="float">
            <text:p>26.13407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6.117908" calcext:value-type="float">
            <text:p>26.11790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6.112283" calcext:value-type="float">
            <text:p>26.11228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6.109617" calcext:value-type="float">
            <text:p>26.10961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6.098543" calcext:value-type="float">
            <text:p>26.09854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6.094462" calcext:value-type="float">
            <text:p>26.09446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6.091014" calcext:value-type="float">
            <text:p>26.09101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6.12684" calcext:value-type="float">
            <text:p>26.1268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6.106961" calcext:value-type="float">
            <text:p>26.10696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6.119588" calcext:value-type="float">
            <text:p>26.11958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6.105114" calcext:value-type="float">
            <text:p>26.10511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6.10056" calcext:value-type="float">
            <text:p>26.1005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6.095174" calcext:value-type="float">
            <text:p>26.09517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6.087472" calcext:value-type="float">
            <text:p>26.08747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6.086176" calcext:value-type="float">
            <text:p>26.08617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6.105607" calcext:value-type="float">
            <text:p>26.10560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6.091814" calcext:value-type="float">
            <text:p>26.09181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6.095013" calcext:value-type="float">
            <text:p>26.09501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6.105016" calcext:value-type="float">
            <text:p>26.10501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6.124289" calcext:value-type="float">
            <text:p>26.12428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6.117908" calcext:value-type="float">
            <text:p>26.11790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6.09952" calcext:value-type="float">
            <text:p>26.0995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6.098483" calcext:value-type="float">
            <text:p>26.09848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6.119588" calcext:value-type="float">
            <text:p>26.11958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6.092178" calcext:value-type="float">
            <text:p>26.09217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6.087945" calcext:value-type="float">
            <text:p>26.08794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6.10499" calcext:value-type="float">
            <text:p>26.1049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6.106153" calcext:value-type="float">
            <text:p>26.10615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6.105467" calcext:value-type="float">
            <text:p>26.10546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6.102522" calcext:value-type="float">
            <text:p>26.10252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6.100357" calcext:value-type="float">
            <text:p>26.10035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6.095712" calcext:value-type="float">
            <text:p>26.09571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6.123858" calcext:value-type="float">
            <text:p>26.12385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.112714" calcext:value-type="float">
            <text:p>26.112714</text:p>
          </table:table-cell>
        </table:table-row>
      </table:table>
      <table:table table:name="5" table:style-name="ta1">
        <table:shapes>
          <draw:frame draw:z-index="0" draw:style-name="gr1" draw:text-style-name="P1" svg:width="44.907cm" svg:height="22.285cm" svg:x="4.626cm" svg:y="0.106cm">
            <draw:object draw:notify-on-update-of-ranges="'5'.A1:'5'.A1 '5'.A2:'5'.A1001 '5'.B1:'5'.B1 '5'.B2:'5'.B10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71682" calcext:value-type="float">
            <text:p>23.716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715059" calcext:value-type="float">
            <text:p>23.715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875863" calcext:value-type="float">
            <text:p>23.875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796128" calcext:value-type="float">
            <text:p>23.7961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982999" calcext:value-type="float">
            <text:p>23.982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004616" calcext:value-type="float">
            <text:p>24.0046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208593" calcext:value-type="float">
            <text:p>24.2085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.36589" calcext:value-type="float">
            <text:p>24.365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812108" calcext:value-type="float">
            <text:p>24.812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040323" calcext:value-type="float">
            <text:p>25.0403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283863" calcext:value-type="float">
            <text:p>25.2838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463869" calcext:value-type="float">
            <text:p>25.4638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581508" calcext:value-type="float">
            <text:p>25.5815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606129" calcext:value-type="float">
            <text:p>25.6061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8299" calcext:value-type="float">
            <text:p>25.82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962073" calcext:value-type="float">
            <text:p>25.9620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045891" calcext:value-type="float">
            <text:p>26.0458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04469" calcext:value-type="float">
            <text:p>26.044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127449" calcext:value-type="float">
            <text:p>26.1274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098502" calcext:value-type="float">
            <text:p>26.0985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117909" calcext:value-type="float">
            <text:p>26.1179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079753" calcext:value-type="float">
            <text:p>26.0797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.118606" calcext:value-type="float">
            <text:p>26.1186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084149" calcext:value-type="float">
            <text:p>26.0841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063809" calcext:value-type="float">
            <text:p>26.0638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.105431" calcext:value-type="float">
            <text:p>26.1054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.081025" calcext:value-type="float">
            <text:p>26.0810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.108494" calcext:value-type="float">
            <text:p>26.1084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08871" calcext:value-type="float">
            <text:p>26.088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.115192" calcext:value-type="float">
            <text:p>26.1151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.075671" calcext:value-type="float">
            <text:p>26.0756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.121343" calcext:value-type="float">
            <text:p>26.1213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.080915" calcext:value-type="float">
            <text:p>26.0809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.109684" calcext:value-type="float">
            <text:p>26.1096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.087261" calcext:value-type="float">
            <text:p>26.0872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.11543" calcext:value-type="float">
            <text:p>26.115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.077467" calcext:value-type="float">
            <text:p>26.0774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.106225" calcext:value-type="float">
            <text:p>26.1062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.078945" calcext:value-type="float">
            <text:p>26.0789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.104178" calcext:value-type="float">
            <text:p>26.1041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.114345" calcext:value-type="float">
            <text:p>26.1143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.080697" calcext:value-type="float">
            <text:p>26.0806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.111892" calcext:value-type="float">
            <text:p>26.1118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.07518" calcext:value-type="float">
            <text:p>26.075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.121094" calcext:value-type="float">
            <text:p>26.1210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.065742" calcext:value-type="float">
            <text:p>26.0657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.108093" calcext:value-type="float">
            <text:p>26.1080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060751" calcext:value-type="float">
            <text:p>26.0607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.108219" calcext:value-type="float">
            <text:p>26.1082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.086376" calcext:value-type="float">
            <text:p>26.0863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.112368" calcext:value-type="float">
            <text:p>26.1123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.069195" calcext:value-type="float">
            <text:p>26.0691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.112368" calcext:value-type="float">
            <text:p>26.1123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.085213" calcext:value-type="float">
            <text:p>26.0852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.107347" calcext:value-type="float">
            <text:p>26.1073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.063145" calcext:value-type="float">
            <text:p>26.0631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.111728" calcext:value-type="float">
            <text:p>26.1117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.084107" calcext:value-type="float">
            <text:p>26.0841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.123435" calcext:value-type="float">
            <text:p>26.1234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.073699" calcext:value-type="float">
            <text:p>26.0736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.119408" calcext:value-type="float">
            <text:p>26.119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.073931" calcext:value-type="float">
            <text:p>26.0739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.120078" calcext:value-type="float">
            <text:p>26.1200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.088087" calcext:value-type="float">
            <text:p>26.0880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.118589" calcext:value-type="float">
            <text:p>26.1185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.087521" calcext:value-type="float">
            <text:p>26.0875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.107063" calcext:value-type="float">
            <text:p>26.1070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.085605" calcext:value-type="float">
            <text:p>26.0856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.106726" calcext:value-type="float">
            <text:p>26.1067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.068989" calcext:value-type="float">
            <text:p>26.0689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.115182" calcext:value-type="float">
            <text:p>26.1151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.076529" calcext:value-type="float">
            <text:p>26.0765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.117177" calcext:value-type="float">
            <text:p>26.1171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.079339" calcext:value-type="float">
            <text:p>26.0793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.098857" calcext:value-type="float">
            <text:p>26.0988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.080635" calcext:value-type="float">
            <text:p>26.0806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.102026" calcext:value-type="float">
            <text:p>26.1020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.07664" calcext:value-type="float">
            <text:p>26.076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.113014" calcext:value-type="float">
            <text:p>26.1130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.067986" calcext:value-type="float">
            <text:p>26.0679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.117177" calcext:value-type="float">
            <text:p>26.1171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.067986" calcext:value-type="float">
            <text:p>26.0679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.117177" calcext:value-type="float">
            <text:p>26.1171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.081697" calcext:value-type="float">
            <text:p>26.08169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.106672" calcext:value-type="float">
            <text:p>26.1066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.086202" calcext:value-type="float">
            <text:p>26.0862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.094921" calcext:value-type="float">
            <text:p>26.0949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.081341" calcext:value-type="float">
            <text:p>26.0813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.111311" calcext:value-type="float">
            <text:p>26.1113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.088087" calcext:value-type="float">
            <text:p>26.0880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.107347" calcext:value-type="float">
            <text:p>26.1073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.082441" calcext:value-type="float">
            <text:p>26.0824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.106187" calcext:value-type="float">
            <text:p>26.1061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.080528" calcext:value-type="float">
            <text:p>26.0805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.110899" calcext:value-type="float">
            <text:p>26.1108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.08625" calcext:value-type="float">
            <text:p>26.086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.109133" calcext:value-type="float">
            <text:p>26.1091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.072043" calcext:value-type="float">
            <text:p>26.0720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.111806" calcext:value-type="float">
            <text:p>26.1118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6.078926" calcext:value-type="float">
            <text:p>26.0789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.114605" calcext:value-type="float">
            <text:p>26.1146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.078472" calcext:value-type="float">
            <text:p>26.0784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.113045" calcext:value-type="float">
            <text:p>26.1130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.100744" calcext:value-type="float">
            <text:p>26.1007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.119992" calcext:value-type="float">
            <text:p>26.11999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.115138" calcext:value-type="float">
            <text:p>26.1151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.102084" calcext:value-type="float">
            <text:p>26.10208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.111346" calcext:value-type="float">
            <text:p>26.111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6.08246" calcext:value-type="float">
            <text:p>26.0824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.106967" calcext:value-type="float">
            <text:p>26.1069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.102084" calcext:value-type="float">
            <text:p>26.10208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.111283" calcext:value-type="float">
            <text:p>26.11128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6.10056" calcext:value-type="float">
            <text:p>26.100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6.10067" calcext:value-type="float">
            <text:p>26.1006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6.099285" calcext:value-type="float">
            <text:p>26.0992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6.104692" calcext:value-type="float">
            <text:p>26.10469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.111346" calcext:value-type="float">
            <text:p>26.1113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.094863" calcext:value-type="float">
            <text:p>26.09486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.111346" calcext:value-type="float">
            <text:p>26.1113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.109684" calcext:value-type="float">
            <text:p>26.1096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6.088001" calcext:value-type="float">
            <text:p>26.088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6.10792" calcext:value-type="float">
            <text:p>26.1079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.10213" calcext:value-type="float">
            <text:p>26.102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.11543" calcext:value-type="float">
            <text:p>26.115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.092583" calcext:value-type="float">
            <text:p>26.09258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.11283" calcext:value-type="float">
            <text:p>26.112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.091574" calcext:value-type="float">
            <text:p>26.0915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.117909" calcext:value-type="float">
            <text:p>26.11790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6.116151" calcext:value-type="float">
            <text:p>26.1161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.118602" calcext:value-type="float">
            <text:p>26.1186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6.083774" calcext:value-type="float">
            <text:p>26.0837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.104074" calcext:value-type="float">
            <text:p>26.10407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.10848" calcext:value-type="float">
            <text:p>26.108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.085995" calcext:value-type="float">
            <text:p>26.08599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.099457" calcext:value-type="float">
            <text:p>26.09945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6.11113" calcext:value-type="float">
            <text:p>26.111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6.10056" calcext:value-type="float">
            <text:p>26.100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.080645" calcext:value-type="float">
            <text:p>26.08064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.082197" calcext:value-type="float">
            <text:p>26.0821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.101608" calcext:value-type="float">
            <text:p>26.10160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.117889" calcext:value-type="float">
            <text:p>26.11788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.099135" calcext:value-type="float">
            <text:p>26.0991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.088922" calcext:value-type="float">
            <text:p>26.0889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.106442" calcext:value-type="float">
            <text:p>26.1064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.121343" calcext:value-type="float">
            <text:p>26.1213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.095116" calcext:value-type="float">
            <text:p>26.0951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.107295" calcext:value-type="float">
            <text:p>26.10729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.099285" calcext:value-type="float">
            <text:p>26.0992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.10138" calcext:value-type="float">
            <text:p>26.101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.102084" calcext:value-type="float">
            <text:p>26.1020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.111346" calcext:value-type="float">
            <text:p>26.1113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.093973" calcext:value-type="float">
            <text:p>26.09397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.115063" calcext:value-type="float">
            <text:p>26.11506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.120582" calcext:value-type="float">
            <text:p>26.12058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6.116665" calcext:value-type="float">
            <text:p>26.1166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6.114821" calcext:value-type="float">
            <text:p>26.1148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.106839" calcext:value-type="float">
            <text:p>26.1068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6.085361" calcext:value-type="float">
            <text:p>26.0853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.115138" calcext:value-type="float">
            <text:p>26.11513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.097752" calcext:value-type="float">
            <text:p>26.0977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6.108262" calcext:value-type="float">
            <text:p>26.1082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6.094835" calcext:value-type="float">
            <text:p>26.0948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.114679" calcext:value-type="float">
            <text:p>26.11467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.095642" calcext:value-type="float">
            <text:p>26.09564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6.099229" calcext:value-type="float">
            <text:p>26.0992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6.077302" calcext:value-type="float">
            <text:p>26.0773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6.097126" calcext:value-type="float">
            <text:p>26.0971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071483" calcext:value-type="float">
            <text:p>26.07148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6.104513" calcext:value-type="float">
            <text:p>26.1045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6.087337" calcext:value-type="float">
            <text:p>26.08733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.102773" calcext:value-type="float">
            <text:p>26.10277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6.085287" calcext:value-type="float">
            <text:p>26.08528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.100909" calcext:value-type="float">
            <text:p>26.10090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6.091813" calcext:value-type="float">
            <text:p>26.0918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.098857" calcext:value-type="float">
            <text:p>26.0988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.084057" calcext:value-type="float">
            <text:p>26.0840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.103927" calcext:value-type="float">
            <text:p>26.10392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.078216" calcext:value-type="float">
            <text:p>26.0782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.106672" calcext:value-type="float">
            <text:p>26.10667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.091938" calcext:value-type="float">
            <text:p>26.09193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6.103517" calcext:value-type="float">
            <text:p>26.1035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.094705" calcext:value-type="float">
            <text:p>26.0947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6.105813" calcext:value-type="float">
            <text:p>26.1058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6.07781" calcext:value-type="float">
            <text:p>26.0778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6.099132" calcext:value-type="float">
            <text:p>26.0991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6.08625" calcext:value-type="float">
            <text:p>26.086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6.106187" calcext:value-type="float">
            <text:p>26.10618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.073248" calcext:value-type="float">
            <text:p>26.07324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.103929" calcext:value-type="float">
            <text:p>26.10392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.102906" calcext:value-type="float">
            <text:p>26.10290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6.101167" calcext:value-type="float">
            <text:p>26.1011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6.094835" calcext:value-type="float">
            <text:p>26.09483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6.115772" calcext:value-type="float">
            <text:p>26.11577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6.106282" calcext:value-type="float">
            <text:p>26.10628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.106422" calcext:value-type="float">
            <text:p>26.1064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6.095505" calcext:value-type="float">
            <text:p>26.09550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6.11606" calcext:value-type="float">
            <text:p>26.116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.099679" calcext:value-type="float">
            <text:p>26.09967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6.095946" calcext:value-type="float">
            <text:p>26.09594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6.083951" calcext:value-type="float">
            <text:p>26.08395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6.097539" calcext:value-type="float">
            <text:p>26.09753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6.117908" calcext:value-type="float">
            <text:p>26.11790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.123611" calcext:value-type="float">
            <text:p>26.12361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.098393" calcext:value-type="float">
            <text:p>26.0983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.097752" calcext:value-type="float">
            <text:p>26.09775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.098543" calcext:value-type="float">
            <text:p>26.09854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.117908" calcext:value-type="float">
            <text:p>26.1179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.116009" calcext:value-type="float">
            <text:p>26.11600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.102972" calcext:value-type="float">
            <text:p>26.10297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6.097752" calcext:value-type="float">
            <text:p>26.09775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.093506" calcext:value-type="float">
            <text:p>26.0935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.111663" calcext:value-type="float">
            <text:p>26.11166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6.117086" calcext:value-type="float">
            <text:p>26.1170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.113635" calcext:value-type="float">
            <text:p>26.1136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.10147" calcext:value-type="float">
            <text:p>26.101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.10848" calcext:value-type="float">
            <text:p>26.1084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.08861" calcext:value-type="float">
            <text:p>26.088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.102142" calcext:value-type="float">
            <text:p>26.10214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.093287" calcext:value-type="float">
            <text:p>26.09328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.107347" calcext:value-type="float">
            <text:p>26.10734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.090951" calcext:value-type="float">
            <text:p>26.09095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.108582" calcext:value-type="float">
            <text:p>26.10858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.087345" calcext:value-type="float">
            <text:p>26.08734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.105857" calcext:value-type="float">
            <text:p>26.10585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.098556" calcext:value-type="float">
            <text:p>26.09855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.105516" calcext:value-type="float">
            <text:p>26.1055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.095448" calcext:value-type="float">
            <text:p>26.09544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.108209" calcext:value-type="float">
            <text:p>26.1082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6.092986" calcext:value-type="float">
            <text:p>26.09298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6.109133" calcext:value-type="float">
            <text:p>26.10913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6.077348" calcext:value-type="float">
            <text:p>26.07734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.103929" calcext:value-type="float">
            <text:p>26.1039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6.088836" calcext:value-type="float">
            <text:p>26.08883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6.108582" calcext:value-type="float">
            <text:p>26.10858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6.087345" calcext:value-type="float">
            <text:p>26.0873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6.106135" calcext:value-type="float">
            <text:p>26.10613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6.094672" calcext:value-type="float">
            <text:p>26.0946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6.105516" calcext:value-type="float">
            <text:p>26.1055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6.089691" calcext:value-type="float">
            <text:p>26.08969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6.104513" calcext:value-type="float">
            <text:p>26.10451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6.084665" calcext:value-type="float">
            <text:p>26.08466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6.10631" calcext:value-type="float">
            <text:p>26.1063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6.088836" calcext:value-type="float">
            <text:p>26.08883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6.104551" calcext:value-type="float">
            <text:p>26.1045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6.08625" calcext:value-type="float">
            <text:p>26.086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.104904" calcext:value-type="float">
            <text:p>26.10490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6.085903" calcext:value-type="float">
            <text:p>26.08590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6.102638" calcext:value-type="float">
            <text:p>26.10263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6.088836" calcext:value-type="float">
            <text:p>26.08883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6.103132" calcext:value-type="float">
            <text:p>26.10313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6.090962" calcext:value-type="float">
            <text:p>26.09096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6.109929" calcext:value-type="float">
            <text:p>26.10992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6.099735" calcext:value-type="float">
            <text:p>26.09973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6.103576" calcext:value-type="float">
            <text:p>26.10357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6.08625" calcext:value-type="float">
            <text:p>26.0862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.10532" calcext:value-type="float">
            <text:p>26.105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.093234" calcext:value-type="float">
            <text:p>26.09323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6.106422" calcext:value-type="float">
            <text:p>26.10642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6.098116" calcext:value-type="float">
            <text:p>26.09811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6.113637" calcext:value-type="float">
            <text:p>26.11363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6.097752" calcext:value-type="float">
            <text:p>26.09775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6.110922" calcext:value-type="float">
            <text:p>26.11092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6.116961" calcext:value-type="float">
            <text:p>26.11696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6.112714" calcext:value-type="float">
            <text:p>26.1127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6.10622" calcext:value-type="float">
            <text:p>26.1062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6.10213" calcext:value-type="float">
            <text:p>26.102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6.111283" calcext:value-type="float">
            <text:p>26.11128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.10147" calcext:value-type="float">
            <text:p>26.101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6.115645" calcext:value-type="float">
            <text:p>26.11564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.096479" calcext:value-type="float">
            <text:p>26.0964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6.099784" calcext:value-type="float">
            <text:p>26.09978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.119588" calcext:value-type="float">
            <text:p>26.11958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6.100726" calcext:value-type="float">
            <text:p>26.10072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.110471" calcext:value-type="float">
            <text:p>26.11047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.119588" calcext:value-type="float">
            <text:p>26.11958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6.097752" calcext:value-type="float">
            <text:p>26.09775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6.10189" calcext:value-type="float">
            <text:p>26.1018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.092782" calcext:value-type="float">
            <text:p>26.09278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.117422" calcext:value-type="float">
            <text:p>26.1174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6.100764" calcext:value-type="float">
            <text:p>26.10076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6.118537" calcext:value-type="float">
            <text:p>26.11853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6.118456" calcext:value-type="float">
            <text:p>26.11845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6.109646" calcext:value-type="float">
            <text:p>26.10964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6.115063" calcext:value-type="float">
            <text:p>26.11506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6.120582" calcext:value-type="float">
            <text:p>26.12058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6.116151" calcext:value-type="float">
            <text:p>26.11615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6.117909" calcext:value-type="float">
            <text:p>26.11790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.101041" calcext:value-type="float">
            <text:p>26.10104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6.11543" calcext:value-type="float">
            <text:p>26.115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6.092334" calcext:value-type="float">
            <text:p>26.09233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6.118947" calcext:value-type="float">
            <text:p>26.11894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.114692" calcext:value-type="float">
            <text:p>26.11469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6.119411" calcext:value-type="float">
            <text:p>26.11941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6.114367" calcext:value-type="float">
            <text:p>26.11436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6.118456" calcext:value-type="float">
            <text:p>26.11845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6.116207" calcext:value-type="float">
            <text:p>26.1162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.118456" calcext:value-type="float">
            <text:p>26.11845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6.119501" calcext:value-type="float">
            <text:p>26.11950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6.123851" calcext:value-type="float">
            <text:p>26.12385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6.118346" calcext:value-type="float">
            <text:p>26.11834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6.097752" calcext:value-type="float">
            <text:p>26.09775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6.096364" calcext:value-type="float">
            <text:p>26.09636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6.109617" calcext:value-type="float">
            <text:p>26.10961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6.088922" calcext:value-type="float">
            <text:p>26.08892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6.104137" calcext:value-type="float">
            <text:p>26.10413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.097752" calcext:value-type="float">
            <text:p>26.09775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6.116961" calcext:value-type="float">
            <text:p>26.11696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6.107179" calcext:value-type="float">
            <text:p>26.10717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6.10622" calcext:value-type="float">
            <text:p>26.1062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6.10056" calcext:value-type="float">
            <text:p>26.1005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6.10248" calcext:value-type="float">
            <text:p>26.1024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6.100578" calcext:value-type="float">
            <text:p>26.10057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6.096281" calcext:value-type="float">
            <text:p>26.09628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.089843" calcext:value-type="float">
            <text:p>26.08984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6.103749" calcext:value-type="float">
            <text:p>26.10374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6.103768" calcext:value-type="float">
            <text:p>26.10376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6.106575" calcext:value-type="float">
            <text:p>26.10657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6.09944" calcext:value-type="float">
            <text:p>26.0994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.105016" calcext:value-type="float">
            <text:p>26.10501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6.116195" calcext:value-type="float">
            <text:p>26.11619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6.120741" calcext:value-type="float">
            <text:p>26.12074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6.095946" calcext:value-type="float">
            <text:p>26.09594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6.083641" calcext:value-type="float">
            <text:p>26.08364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6.091297" calcext:value-type="float">
            <text:p>26.09129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6.096874" calcext:value-type="float">
            <text:p>26.09687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6.099784" calcext:value-type="float">
            <text:p>26.09978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6.101428" calcext:value-type="float">
            <text:p>26.10142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6.098963" calcext:value-type="float">
            <text:p>26.09896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6.089613" calcext:value-type="float">
            <text:p>26.08961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6.099784" calcext:value-type="float">
            <text:p>26.09978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6.121272" calcext:value-type="float">
            <text:p>26.12127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6.112185" calcext:value-type="float">
            <text:p>26.11218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6.119411" calcext:value-type="float">
            <text:p>26.11941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6.109797" calcext:value-type="float">
            <text:p>26.1097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6.116151" calcext:value-type="float">
            <text:p>26.11615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6.117131" calcext:value-type="float">
            <text:p>26.1171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.10213" calcext:value-type="float">
            <text:p>26.1021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6.116247" calcext:value-type="float">
            <text:p>26.11624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6.095965" calcext:value-type="float">
            <text:p>26.09596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6.106839" calcext:value-type="float">
            <text:p>26.10683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6.096015" calcext:value-type="float">
            <text:p>26.09601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6.095174" calcext:value-type="float">
            <text:p>26.09517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6.102406" calcext:value-type="float">
            <text:p>26.10240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6.097752" calcext:value-type="float">
            <text:p>26.09775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6.118608" calcext:value-type="float">
            <text:p>26.11860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6.11994" calcext:value-type="float">
            <text:p>26.1199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6.116009" calcext:value-type="float">
            <text:p>26.11600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6.096197" calcext:value-type="float">
            <text:p>26.09619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6.110123" calcext:value-type="float">
            <text:p>26.11012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6.099135" calcext:value-type="float">
            <text:p>26.09913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6.102972" calcext:value-type="float">
            <text:p>26.10297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6.114021" calcext:value-type="float">
            <text:p>26.11402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6.096438" calcext:value-type="float">
            <text:p>26.09643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6.087875" calcext:value-type="float">
            <text:p>26.08787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6.101165" calcext:value-type="float">
            <text:p>26.10116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6.091589" calcext:value-type="float">
            <text:p>26.09158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6.110123" calcext:value-type="float">
            <text:p>26.11012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6.106839" calcext:value-type="float">
            <text:p>26.10683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6.102084" calcext:value-type="float">
            <text:p>26.10208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6.110123" calcext:value-type="float">
            <text:p>26.11012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6.099784" calcext:value-type="float">
            <text:p>26.09978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6.099614" calcext:value-type="float">
            <text:p>26.09961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6.10848" calcext:value-type="float">
            <text:p>26.1084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6.105016" calcext:value-type="float">
            <text:p>26.1050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6.099013" calcext:value-type="float">
            <text:p>26.09901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6.101165" calcext:value-type="float">
            <text:p>26.10116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6.095965" calcext:value-type="float">
            <text:p>26.09596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6.106839" calcext:value-type="float">
            <text:p>26.10683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6.097752" calcext:value-type="float">
            <text:p>26.09775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6.10622" calcext:value-type="float">
            <text:p>26.1062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6.110123" calcext:value-type="float">
            <text:p>26.11012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6.100357" calcext:value-type="float">
            <text:p>26.10035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6.095712" calcext:value-type="float">
            <text:p>26.09571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6.094631" calcext:value-type="float">
            <text:p>26.09463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6.095965" calcext:value-type="float">
            <text:p>26.09596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6.10067" calcext:value-type="float">
            <text:p>26.1006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6.116009" calcext:value-type="float">
            <text:p>26.11600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6.115394" calcext:value-type="float">
            <text:p>26.11539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6.099457" calcext:value-type="float">
            <text:p>26.09945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6.094144" calcext:value-type="float">
            <text:p>26.09414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6.101696" calcext:value-type="float">
            <text:p>26.10169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6.095417" calcext:value-type="float">
            <text:p>26.09541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6.11247" calcext:value-type="float">
            <text:p>26.1124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6.105928" calcext:value-type="float">
            <text:p>26.10592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6.106422" calcext:value-type="float">
            <text:p>26.10642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6.106557" calcext:value-type="float">
            <text:p>26.10655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6.113696" calcext:value-type="float">
            <text:p>26.11369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6.095199" calcext:value-type="float">
            <text:p>26.09519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6.106627" calcext:value-type="float">
            <text:p>26.10662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6.119588" calcext:value-type="float">
            <text:p>26.11958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6.096364" calcext:value-type="float">
            <text:p>26.09636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6.109617" calcext:value-type="float">
            <text:p>26.10961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6.100567" calcext:value-type="float">
            <text:p>26.10056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6.088181" calcext:value-type="float">
            <text:p>26.08818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6.104154" calcext:value-type="float">
            <text:p>26.10415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6.101569" calcext:value-type="float">
            <text:p>26.10156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6.106153" calcext:value-type="float">
            <text:p>26.10615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6.093162" calcext:value-type="float">
            <text:p>26.0931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.107384" calcext:value-type="float">
            <text:p>26.10738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6.112007" calcext:value-type="float">
            <text:p>26.11200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6.099679" calcext:value-type="float">
            <text:p>26.09967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6.10067" calcext:value-type="float">
            <text:p>26.1006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6.098116" calcext:value-type="float">
            <text:p>26.09811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6.103027" calcext:value-type="float">
            <text:p>26.10302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6.090654" calcext:value-type="float">
            <text:p>26.09065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6.100687" calcext:value-type="float">
            <text:p>26.10068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6.116195" calcext:value-type="float">
            <text:p>26.11619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6.108504" calcext:value-type="float">
            <text:p>26.10850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6.102084" calcext:value-type="float">
            <text:p>26.10208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6.106547" calcext:value-type="float">
            <text:p>26.10654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6.119588" calcext:value-type="float">
            <text:p>26.11958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6.112714" calcext:value-type="float">
            <text:p>26.11271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6.099269" calcext:value-type="float">
            <text:p>26.09926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6.102063" calcext:value-type="float">
            <text:p>26.10206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6.093663" calcext:value-type="float">
            <text:p>26.09366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6.100687" calcext:value-type="float">
            <text:p>26.10068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6.113199" calcext:value-type="float">
            <text:p>26.11319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6.10213" calcext:value-type="float">
            <text:p>26.1021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6.121272" calcext:value-type="float">
            <text:p>26.12127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6.109797" calcext:value-type="float">
            <text:p>26.10979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6.116151" calcext:value-type="float">
            <text:p>26.11615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6.107898" calcext:value-type="float">
            <text:p>26.10789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6.096744" calcext:value-type="float">
            <text:p>26.09674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6.111346" calcext:value-type="float">
            <text:p>26.11134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6.085044" calcext:value-type="float">
            <text:p>26.08504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6.084269" calcext:value-type="float">
            <text:p>26.08426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6.102084" calcext:value-type="float">
            <text:p>26.10208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6.097752" calcext:value-type="float">
            <text:p>26.09775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6.100153" calcext:value-type="float">
            <text:p>26.10015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6.119588" calcext:value-type="float">
            <text:p>26.11958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6.081915" calcext:value-type="float">
            <text:p>26.08191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6.090519" calcext:value-type="float">
            <text:p>26.09051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6.105288" calcext:value-type="float">
            <text:p>26.10528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6.095965" calcext:value-type="float">
            <text:p>26.09596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6.110123" calcext:value-type="float">
            <text:p>26.11012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6.100153" calcext:value-type="float">
            <text:p>26.10015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6.118608" calcext:value-type="float">
            <text:p>26.11860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6.117908" calcext:value-type="float">
            <text:p>26.11790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6.097752" calcext:value-type="float">
            <text:p>26.09775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6.10213" calcext:value-type="float">
            <text:p>26.1021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6.115645" calcext:value-type="float">
            <text:p>26.11564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6.102972" calcext:value-type="float">
            <text:p>26.10297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6.119588" calcext:value-type="float">
            <text:p>26.11958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6.095974" calcext:value-type="float">
            <text:p>26.09597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6.107832" calcext:value-type="float">
            <text:p>26.10783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6.095642" calcext:value-type="float">
            <text:p>26.09564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6.10108" calcext:value-type="float">
            <text:p>26.1010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6.093956" calcext:value-type="float">
            <text:p>26.09395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6.11388" calcext:value-type="float">
            <text:p>26.1138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6.116195" calcext:value-type="float">
            <text:p>26.11619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6.114821" calcext:value-type="float">
            <text:p>26.11482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6.099784" calcext:value-type="float">
            <text:p>26.09978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6.120501" calcext:value-type="float">
            <text:p>26.12050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6.105016" calcext:value-type="float">
            <text:p>26.1050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6.102972" calcext:value-type="float">
            <text:p>26.10297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6.114021" calcext:value-type="float">
            <text:p>26.11402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6.093221" calcext:value-type="float">
            <text:p>26.09322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6.113761" calcext:value-type="float">
            <text:p>26.11376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6.105016" calcext:value-type="float">
            <text:p>26.10501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6.102084" calcext:value-type="float">
            <text:p>26.10208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6.109626" calcext:value-type="float">
            <text:p>26.10962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6.122146" calcext:value-type="float">
            <text:p>26.12214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6.134077" calcext:value-type="float">
            <text:p>26.13407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6.117908" calcext:value-type="float">
            <text:p>26.11790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6.111493" calcext:value-type="float">
            <text:p>26.11149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6.114367" calcext:value-type="float">
            <text:p>26.11436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6.123851" calcext:value-type="float">
            <text:p>26.12385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6.117908" calcext:value-type="float">
            <text:p>26.11790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6.116872" calcext:value-type="float">
            <text:p>26.11687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6.12788" calcext:value-type="float">
            <text:p>26.1278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6.117908" calcext:value-type="float">
            <text:p>26.11790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6.095965" calcext:value-type="float">
            <text:p>26.09596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6.113199" calcext:value-type="float">
            <text:p>26.11319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6.116665" calcext:value-type="float">
            <text:p>26.11666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6.105531" calcext:value-type="float">
            <text:p>26.10553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6.124556" calcext:value-type="float">
            <text:p>26.12455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6.120582" calcext:value-type="float">
            <text:p>26.12058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6.121272" calcext:value-type="float">
            <text:p>26.12127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6.112714" calcext:value-type="float">
            <text:p>26.11271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6.109617" calcext:value-type="float">
            <text:p>26.10961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6.126468" calcext:value-type="float">
            <text:p>26.12646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6.112041" calcext:value-type="float">
            <text:p>26.11204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6.118093" calcext:value-type="float">
            <text:p>26.11809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6.112283" calcext:value-type="float">
            <text:p>26.11228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6.113126" calcext:value-type="float">
            <text:p>26.11312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6.114553" calcext:value-type="float">
            <text:p>26.11455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6.09565" calcext:value-type="float">
            <text:p>26.0956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6.094884" calcext:value-type="float">
            <text:p>26.09488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6.096438" calcext:value-type="float">
            <text:p>26.09643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6.097752" calcext:value-type="float">
            <text:p>26.09775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6.102063" calcext:value-type="float">
            <text:p>26.10206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6.088961" calcext:value-type="float">
            <text:p>26.08896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6.100961" calcext:value-type="float">
            <text:p>26.10096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6.097539" calcext:value-type="float">
            <text:p>26.09753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6.10213" calcext:value-type="float">
            <text:p>26.1021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6.113367" calcext:value-type="float">
            <text:p>26.11336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6.112714" calcext:value-type="float">
            <text:p>26.11271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6.09076" calcext:value-type="float">
            <text:p>26.0907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6.104154" calcext:value-type="float">
            <text:p>26.10415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6.100886" calcext:value-type="float">
            <text:p>26.10088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6.120501" calcext:value-type="float">
            <text:p>26.12050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6.115553" calcext:value-type="float">
            <text:p>26.11555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6.102972" calcext:value-type="float">
            <text:p>26.10297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6.112714" calcext:value-type="float">
            <text:p>26.11271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6.112583" calcext:value-type="float">
            <text:p>26.11258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6.089613" calcext:value-type="float">
            <text:p>26.08961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6.114605" calcext:value-type="float">
            <text:p>26.11460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6.118346" calcext:value-type="float">
            <text:p>26.11834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6.099745" calcext:value-type="float">
            <text:p>26.09974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6.10848" calcext:value-type="float">
            <text:p>26.1084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6.076255" calcext:value-type="float">
            <text:p>26.07625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6.106666" calcext:value-type="float">
            <text:p>26.10666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6.121176" calcext:value-type="float">
            <text:p>26.12117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6.108827" calcext:value-type="float">
            <text:p>26.10882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6.112714" calcext:value-type="float">
            <text:p>26.11271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6.109617" calcext:value-type="float">
            <text:p>26.10961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6.095611" calcext:value-type="float">
            <text:p>26.09561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6.100726" calcext:value-type="float">
            <text:p>26.10072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6.10248" calcext:value-type="float">
            <text:p>26.1024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6.095901" calcext:value-type="float">
            <text:p>26.09590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6.106402" calcext:value-type="float">
            <text:p>26.10640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6.102084" calcext:value-type="float">
            <text:p>26.10208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6.111283" calcext:value-type="float">
            <text:p>26.11128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6.120693" calcext:value-type="float">
            <text:p>26.12069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6.099784" calcext:value-type="float">
            <text:p>26.09978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6.105531" calcext:value-type="float">
            <text:p>26.10553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6.125176" calcext:value-type="float">
            <text:p>26.12517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6.120582" calcext:value-type="float">
            <text:p>26.12058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6.118093" calcext:value-type="float">
            <text:p>26.11809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6.114367" calcext:value-type="float">
            <text:p>26.11436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6.119714" calcext:value-type="float">
            <text:p>26.11971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6.112283" calcext:value-type="float">
            <text:p>26.11228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6.105386" calcext:value-type="float">
            <text:p>26.10538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6.10147" calcext:value-type="float">
            <text:p>26.1014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6.109626" calcext:value-type="float">
            <text:p>26.10962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6.100153" calcext:value-type="float">
            <text:p>26.10015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6.117806" calcext:value-type="float">
            <text:p>26.11780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6.099784" calcext:value-type="float">
            <text:p>26.09978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6.113382" calcext:value-type="float">
            <text:p>26.11338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6.093142" calcext:value-type="float">
            <text:p>26.09314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6.113367" calcext:value-type="float">
            <text:p>26.11336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6.115063" calcext:value-type="float">
            <text:p>26.11506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6.124176" calcext:value-type="float">
            <text:p>26.12417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6.122569" calcext:value-type="float">
            <text:p>26.12256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6.117908" calcext:value-type="float">
            <text:p>26.11790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6.094416" calcext:value-type="float">
            <text:p>26.09441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6.110922" calcext:value-type="float">
            <text:p>26.11092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6.093162" calcext:value-type="float">
            <text:p>26.09316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6.098543" calcext:value-type="float">
            <text:p>26.09854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6.106839" calcext:value-type="float">
            <text:p>26.10683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6.086636" calcext:value-type="float">
            <text:p>26.08663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6.099457" calcext:value-type="float">
            <text:p>26.09945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6.103692" calcext:value-type="float">
            <text:p>26.10369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6.090739" calcext:value-type="float">
            <text:p>26.09073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6.104074" calcext:value-type="float">
            <text:p>26.10407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6.10848" calcext:value-type="float">
            <text:p>26.1084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6.099679" calcext:value-type="float">
            <text:p>26.09967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6.110123" calcext:value-type="float">
            <text:p>26.11012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6.112714" calcext:value-type="float">
            <text:p>26.11271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6.109617" calcext:value-type="float">
            <text:p>26.10961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6.088994" calcext:value-type="float">
            <text:p>26.08899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6.111806" calcext:value-type="float">
            <text:p>26.11180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6.088922" calcext:value-type="float">
            <text:p>26.08892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6.107124" calcext:value-type="float">
            <text:p>26.10712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6.101569" calcext:value-type="float">
            <text:p>26.10156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6.10298" calcext:value-type="float">
            <text:p>26.1029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6.10622" calcext:value-type="float">
            <text:p>26.1062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6.103008" calcext:value-type="float">
            <text:p>26.10300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6.099618" calcext:value-type="float">
            <text:p>26.0996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6.102084" calcext:value-type="float">
            <text:p>26.10208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6.109626" calcext:value-type="float">
            <text:p>26.1096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.116665" calcext:value-type="float">
            <text:p>26.11666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6.109797" calcext:value-type="float">
            <text:p>26.10979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6.129094" calcext:value-type="float">
            <text:p>26.12909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6.118346" calcext:value-type="float">
            <text:p>26.11834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6.109617" calcext:value-type="float">
            <text:p>26.10961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6.085992" calcext:value-type="float">
            <text:p>26.08599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6.084386" calcext:value-type="float">
            <text:p>26.08438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6.09873" calcext:value-type="float">
            <text:p>26.0987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6.101428" calcext:value-type="float">
            <text:p>26.10142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6.10298" calcext:value-type="float">
            <text:p>26.1029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6.100153" calcext:value-type="float">
            <text:p>26.10015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6.120501" calcext:value-type="float">
            <text:p>26.12050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6.095929" calcext:value-type="float">
            <text:p>26.09592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6.091014" calcext:value-type="float">
            <text:p>26.09101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6.100357" calcext:value-type="float">
            <text:p>26.10035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6.104625" calcext:value-type="float">
            <text:p>26.10462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6.115138" calcext:value-type="float">
            <text:p>26.11513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6.117806" calcext:value-type="float">
            <text:p>26.11780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6.111346" calcext:value-type="float">
            <text:p>26.11134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6.083951" calcext:value-type="float">
            <text:p>26.08395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6.091416" calcext:value-type="float">
            <text:p>26.0914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6.10499" calcext:value-type="float">
            <text:p>26.1049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6.108141" calcext:value-type="float">
            <text:p>26.10814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6.109797" calcext:value-type="float">
            <text:p>26.10979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6.125176" calcext:value-type="float">
            <text:p>26.12517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6.108827" calcext:value-type="float">
            <text:p>26.10882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6.112714" calcext:value-type="float">
            <text:p>26.11271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6.112182" calcext:value-type="float">
            <text:p>26.11218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6.11687" calcext:value-type="float">
            <text:p>26.1168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6.099269" calcext:value-type="float">
            <text:p>26.09926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6.099457" calcext:value-type="float">
            <text:p>26.09945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6.089613" calcext:value-type="float">
            <text:p>26.08961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6.10056" calcext:value-type="float">
            <text:p>26.1005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6.096136" calcext:value-type="float">
            <text:p>26.09613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6.08493" calcext:value-type="float">
            <text:p>26.0849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6.100886" calcext:value-type="float">
            <text:p>26.10088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6.102522" calcext:value-type="float">
            <text:p>26.10252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6.121176" calcext:value-type="float">
            <text:p>26.12117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6.108827" calcext:value-type="float">
            <text:p>26.10882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6.112714" calcext:value-type="float">
            <text:p>26.11271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6.101788" calcext:value-type="float">
            <text:p>26.10178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6.109617" calcext:value-type="float">
            <text:p>26.10961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6.093162" calcext:value-type="float">
            <text:p>26.09316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6.105095" calcext:value-type="float">
            <text:p>26.10509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6.10548" calcext:value-type="float">
            <text:p>26.1054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6.106557" calcext:value-type="float">
            <text:p>26.10655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6.103027" calcext:value-type="float">
            <text:p>26.10302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6.106251" calcext:value-type="float">
            <text:p>26.10625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6.103541" calcext:value-type="float">
            <text:p>26.10354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6.096762" calcext:value-type="float">
            <text:p>26.09676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6.104154" calcext:value-type="float">
            <text:p>26.10415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6.088945" calcext:value-type="float">
            <text:p>26.08894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6.095266" calcext:value-type="float">
            <text:p>26.09526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6.115682" calcext:value-type="float">
            <text:p>26.11568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6.096493" calcext:value-type="float">
            <text:p>26.09649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6.10147" calcext:value-type="float">
            <text:p>26.1014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6.11283" calcext:value-type="float">
            <text:p>26.1128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6.112762" calcext:value-type="float">
            <text:p>26.11276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6.123851" calcext:value-type="float">
            <text:p>26.12385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6.120582" calcext:value-type="float">
            <text:p>26.12058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6.123552" calcext:value-type="float">
            <text:p>26.12355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6.112872" calcext:value-type="float">
            <text:p>26.11287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6.118456" calcext:value-type="float">
            <text:p>26.11845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6.117114" calcext:value-type="float">
            <text:p>26.11711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6.119225" calcext:value-type="float">
            <text:p>26.11922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6.117908" calcext:value-type="float">
            <text:p>26.11790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6.11892" calcext:value-type="float">
            <text:p>26.1189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6.100357" calcext:value-type="float">
            <text:p>26.10035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6.102063" calcext:value-type="float">
            <text:p>26.10206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6.092334" calcext:value-type="float">
            <text:p>26.09233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6.098543" calcext:value-type="float">
            <text:p>26.09854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6.099367" calcext:value-type="float">
            <text:p>26.09936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6.102063" calcext:value-type="float">
            <text:p>26.10206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6.094631" calcext:value-type="float">
            <text:p>26.09463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6.114979" calcext:value-type="float">
            <text:p>26.11497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6.091498" calcext:value-type="float">
            <text:p>26.09149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6.093127" calcext:value-type="float">
            <text:p>26.09312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6.115921" calcext:value-type="float">
            <text:p>26.11592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6.10744" calcext:value-type="float">
            <text:p>26.1074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6.096773" calcext:value-type="float">
            <text:p>26.09677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6.099457" calcext:value-type="float">
            <text:p>26.09945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6.124289" calcext:value-type="float">
            <text:p>26.12428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6.111346" calcext:value-type="float">
            <text:p>26.11134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6.095517" calcext:value-type="float">
            <text:p>26.09551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6.105016" calcext:value-type="float">
            <text:p>26.10501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6.106839" calcext:value-type="float">
            <text:p>26.10683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6.113382" calcext:value-type="float">
            <text:p>26.11338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6.096015" calcext:value-type="float">
            <text:p>26.09601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6.105016" calcext:value-type="float">
            <text:p>26.10501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6.106839" calcext:value-type="float">
            <text:p>26.10683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6.106053" calcext:value-type="float">
            <text:p>26.10605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6.123858" calcext:value-type="float">
            <text:p>26.12385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6.108671" calcext:value-type="float">
            <text:p>26.10867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6.088966" calcext:value-type="float">
            <text:p>26.08896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6.093127" calcext:value-type="float">
            <text:p>26.09312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6.116915" calcext:value-type="float">
            <text:p>26.1169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6.099457" calcext:value-type="float">
            <text:p>26.09945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6.123611" calcext:value-type="float">
            <text:p>26.12361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6.11994" calcext:value-type="float">
            <text:p>26.1199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6.121176" calcext:value-type="float">
            <text:p>26.12117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6.099457" calcext:value-type="float">
            <text:p>26.09945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6.098677" calcext:value-type="float">
            <text:p>26.09867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6.105016" calcext:value-type="float">
            <text:p>26.10501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6.120817" calcext:value-type="float">
            <text:p>26.12081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6.110123" calcext:value-type="float">
            <text:p>26.11012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6.119209" calcext:value-type="float">
            <text:p>26.11920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6.112541" calcext:value-type="float">
            <text:p>26.11254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6.129568" calcext:value-type="float">
            <text:p>26.12956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6.120582" calcext:value-type="float">
            <text:p>26.12058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6.119411" calcext:value-type="float">
            <text:p>26.11941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6.108141" calcext:value-type="float">
            <text:p>26.10814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6.112714" calcext:value-type="float">
            <text:p>26.11271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6.104396" calcext:value-type="float">
            <text:p>26.10439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6.109617" calcext:value-type="float">
            <text:p>26.10961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6.092619" calcext:value-type="float">
            <text:p>26.09261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6.103008" calcext:value-type="float">
            <text:p>26.10300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6.093528" calcext:value-type="float">
            <text:p>26.09352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6.114788" calcext:value-type="float">
            <text:p>26.11478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6.121176" calcext:value-type="float">
            <text:p>26.12117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6.091876" calcext:value-type="float">
            <text:p>26.09187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6.10622" calcext:value-type="float">
            <text:p>26.1062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6.10162" calcext:value-type="float">
            <text:p>26.1016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6.10548" calcext:value-type="float">
            <text:p>26.1054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6.098516" calcext:value-type="float">
            <text:p>26.09851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6.112731" calcext:value-type="float">
            <text:p>26.11273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6.096438" calcext:value-type="float">
            <text:p>26.09643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6.112963" calcext:value-type="float">
            <text:p>26.11296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6.095946" calcext:value-type="float">
            <text:p>26.09594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6.093162" calcext:value-type="float">
            <text:p>26.09316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6.101412" calcext:value-type="float">
            <text:p>26.10141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6.100329" calcext:value-type="float">
            <text:p>26.10032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6.118962" calcext:value-type="float">
            <text:p>26.11896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6.115562" calcext:value-type="float">
            <text:p>26.11556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6.119411" calcext:value-type="float">
            <text:p>26.11941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6.105455" calcext:value-type="float">
            <text:p>26.10545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6.117206" calcext:value-type="float">
            <text:p>26.11720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6.103869" calcext:value-type="float">
            <text:p>26.1038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.096364" calcext:value-type="float">
            <text:p>26.096364</text:p>
          </table:table-cell>
        </table:table-row>
      </table:table>
      <table:table table:name="gamma = 0.0002" table:style-name="ta1">
        <table:shapes>
          <draw:frame draw:z-index="0" draw:style-name="gr1" draw:text-style-name="P1" svg:width="15.999cm" svg:height="8.999cm" svg:x="4.616cm" svg:y="0.1cm">
            <draw:object draw:notify-on-update-of-ranges="'gamma = 0.0002'.A1:'gamma = 0.0002'.A1 'gamma = 0.0002'.A2:'gamma = 0.0002'.A101 'gamma = 0.0002'.B1:'gamma = 0.0002'.B1 'gamma = 0.0002'.B2:'gamma = 0.0002'.B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3717" calcext:value-type="float">
            <text:p>0.0237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3717" calcext:value-type="float">
            <text:p>0.0237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3717" calcext:value-type="float">
            <text:p>0.0237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3717" calcext:value-type="float">
            <text:p>0.0237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717" calcext:value-type="float">
            <text:p>0.0237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3717" calcext:value-type="float">
            <text:p>0.0237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3717" calcext:value-type="float">
            <text:p>0.023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3717" calcext:value-type="float">
            <text:p>0.0237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3717" calcext:value-type="float">
            <text:p>0.0237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717" calcext:value-type="float">
            <text:p>0.0237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3717" calcext:value-type="float">
            <text:p>0.0237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3717" calcext:value-type="float">
            <text:p>0.0237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3717" calcext:value-type="float">
            <text:p>0.0237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3717" calcext:value-type="float">
            <text:p>0.0237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23714" calcext:value-type="float">
            <text:p>0.0237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3707" calcext:value-type="float">
            <text:p>0.0237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37" calcext:value-type="float">
            <text:p>0.0237</text:p>
          </table:table-cell>
        </table:table-row>
      </table:table>
      <table:table table:name="Tabelle4" table:style-name="ta1">
        <table:shapes>
          <draw:frame draw:z-index="0" draw:style-name="gr1" draw:text-style-name="P1" svg:width="15.999cm" svg:height="8.999cm" svg:x="4.616cm" svg:y="0.1cm">
            <draw:object draw:notify-on-update-of-ranges="Tabelle4.A1:Tabelle4.A1 Tabelle4.A2:Tabelle4.A101 Tabelle4.B1:Tabelle4.B1 Tabelle4.B2:Tabelle4.B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7168" calcext:value-type="float">
            <text:p>0.2371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7168" calcext:value-type="float">
            <text:p>0.2371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714" calcext:value-type="float">
            <text:p>0.23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714" calcext:value-type="float">
            <text:p>0.23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7067" calcext:value-type="float">
            <text:p>0.2370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7067" calcext:value-type="float">
            <text:p>0.2370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7067" calcext:value-type="float">
            <text:p>0.2370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7067" calcext:value-type="float">
            <text:p>0.2370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7067" calcext:value-type="float">
            <text:p>0.237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7067" calcext:value-type="float">
            <text:p>0.2370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7003" calcext:value-type="float">
            <text:p>0.237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7003" calcext:value-type="float">
            <text:p>0.2370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37003" calcext:value-type="float">
            <text:p>0.2370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6813" calcext:value-type="float">
            <text:p>0.2368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6654" calcext:value-type="float">
            <text:p>0.2366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6654" calcext:value-type="float">
            <text:p>0.2366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36486" calcext:value-type="float">
            <text:p>0.2364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36486" calcext:value-type="float">
            <text:p>0.2364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36486" calcext:value-type="float">
            <text:p>0.2364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36196" calcext:value-type="float">
            <text:p>0.2361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5905" calcext:value-type="float">
            <text:p>0.2359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35905" calcext:value-type="float">
            <text:p>0.2359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5818" calcext:value-type="float">
            <text:p>0.2358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5592" calcext:value-type="float">
            <text:p>0.2355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35592" calcext:value-type="float">
            <text:p>0.2355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35396" calcext:value-type="float">
            <text:p>0.2353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35396" calcext:value-type="float">
            <text:p>0.2353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35396" calcext:value-type="float">
            <text:p>0.2353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35154" calcext:value-type="float">
            <text:p>0.2351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35154" calcext:value-type="float">
            <text:p>0.2351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35154" calcext:value-type="float">
            <text:p>0.2351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34867" calcext:value-type="float">
            <text:p>0.2348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34589" calcext:value-type="float">
            <text:p>0.2345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34271" calcext:value-type="float">
            <text:p>0.2342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34084" calcext:value-type="float">
            <text:p>0.2340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34084" calcext:value-type="float">
            <text:p>0.2340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34084" calcext:value-type="float">
            <text:p>0.2340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33992" calcext:value-type="float">
            <text:p>0.2339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33992" calcext:value-type="float">
            <text:p>0.2339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33815" calcext:value-type="float">
            <text:p>0.2338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33523" calcext:value-type="float">
            <text:p>0.2335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32863" calcext:value-type="float">
            <text:p>0.2328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32806" calcext:value-type="float">
            <text:p>0.2328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32638" calcext:value-type="float">
            <text:p>0.2326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2638" calcext:value-type="float">
            <text:p>0.2326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32377" calcext:value-type="float">
            <text:p>0.2323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3188" calcext:value-type="float">
            <text:p>0.231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31626" calcext:value-type="float">
            <text:p>0.2316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30909" calcext:value-type="float">
            <text:p>0.2309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30316" calcext:value-type="float">
            <text:p>0.2303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29589" calcext:value-type="float">
            <text:p>0.2295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28322" calcext:value-type="float">
            <text:p>0.2283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27626" calcext:value-type="float">
            <text:p>0.2276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26505" calcext:value-type="float">
            <text:p>0.2265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2599" calcext:value-type="float">
            <text:p>0.225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2475" calcext:value-type="float">
            <text:p>0.224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2335" calcext:value-type="float">
            <text:p>0.223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19635" calcext:value-type="float">
            <text:p>0.2196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18015" calcext:value-type="float">
            <text:p>0.2180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1482" calcext:value-type="float">
            <text:p>0.214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09809" calcext:value-type="float">
            <text:p>0.2098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0641" calcext:value-type="float">
            <text:p>0.206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96127" calcext:value-type="float">
            <text:p>0.1961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79806" calcext:value-type="float">
            <text:p>0.1798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71455" calcext:value-type="float">
            <text:p>0.1714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56261" calcext:value-type="float">
            <text:p>0.1562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43282" calcext:value-type="float">
            <text:p>0.1432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25538" calcext:value-type="float">
            <text:p>0.1255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08853" calcext:value-type="float">
            <text:p>0.1088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91466" calcext:value-type="float">
            <text:p>0.0914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79847" calcext:value-type="float">
            <text:p>0.0798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60476" calcext:value-type="float">
            <text:p>0.0604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49308" calcext:value-type="float">
            <text:p>0.0493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36209" calcext:value-type="float">
            <text:p>0.0362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2464" calcext:value-type="float">
            <text:p>0.0324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3758" calcext:value-type="float">
            <text:p>0.0237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3326" calcext:value-type="float">
            <text:p>0.0133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0305" calcext:value-type="float">
            <text:p>0.0103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0339" calcext:value-type="float">
            <text:p>0.0103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032" calcext:value-type="float">
            <text:p>0.010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8077" calcext:value-type="float">
            <text:p>0.0080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8973" calcext:value-type="float">
            <text:p>0.0089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8369" calcext:value-type="float">
            <text:p>0.0083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4115" calcext:value-type="float">
            <text:p>0.0041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8915" calcext:value-type="float">
            <text:p>0.0089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8482" calcext:value-type="float">
            <text:p>0.0084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4115" calcext:value-type="float">
            <text:p>0.0041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0363" calcext:value-type="float">
            <text:p>0.0103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6574" calcext:value-type="float">
            <text:p>0.0065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468" calcext:value-type="float">
            <text:p>0.004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3554" calcext:value-type="float">
            <text:p>0.0035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4413" calcext:value-type="float">
            <text:p>0.0044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1449" calcext:value-type="float">
            <text:p>0.0114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7642" calcext:value-type="float">
            <text:p>0.0076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4576" calcext:value-type="float">
            <text:p>0.0045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418" calcext:value-type="float">
            <text:p>0.004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11609" calcext:value-type="float">
            <text:p>0.0116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9397" calcext:value-type="float">
            <text:p>0.0093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8371" calcext:value-type="float">
            <text:p>0.0083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4885" calcext:value-type="float">
            <text:p>0.004885</text:p>
          </table:table-cell>
        </table:table-row>
      </table:table>
      <table:table table:name="Tabelle5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date" office:date-value="2020-11-06" calcext:value-type="date">
            <text:p>06/11/20</text:p>
          </table:table-cell>
          <table:table-cell office:value-type="float" office:value="12558.86" calcext:value-type="float">
            <text:p>12558.86</text:p>
          </table:table-cell>
          <table:table-cell office:value-type="float" office:value="12497" calcext:value-type="float">
            <text:p>12497</text:p>
          </table:table-cell>
          <table:table-cell office:value-type="float" office:value="12585.29" calcext:value-type="float">
            <text:p>12585.29</text:p>
          </table:table-cell>
          <table:table-cell office:value-type="float" office:value="12371.96" calcext:value-type="float">
            <text:p>12371.96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float" office:value="12372.57" calcext:value-type="float">
            <text:p>12372.57</text:p>
          </table:table-cell>
          <table:table-cell office:value-type="float" office:value="12535.99" calcext:value-type="float">
            <text:p>12535.99</text:p>
          </table:table-cell>
          <table:table-cell office:value-type="float" office:value="12589.21" calcext:value-type="float">
            <text:p>12589.21</text:p>
          </table:table-cell>
          <table:table-cell office:value-type="float" office:value="12362.6" calcext:value-type="float">
            <text:p>12362.6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float" office:value="12030.43" calcext:value-type="float">
            <text:p>12030.43</text:p>
          </table:table-cell>
          <table:table-cell office:value-type="float" office:value="12327.95" calcext:value-type="float">
            <text:p>12327.95</text:p>
          </table:table-cell>
          <table:table-cell office:value-type="float" office:value="12359.07" calcext:value-type="float">
            <text:p>12359.07</text:p>
          </table:table-cell>
          <table:table-cell office:value-type="float" office:value="11851.76" calcext:value-type="float">
            <text:p>11851.76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float" office:value="11879.84" calcext:value-type="float">
            <text:p>11879.84</text:p>
          </table:table-cell>
          <table:table-cell office:value-type="float" office:value="12078.65" calcext:value-type="float">
            <text:p>12078.65</text:p>
          </table:table-cell>
          <table:table-cell office:value-type="float" office:value="12103.1" calcext:value-type="float">
            <text:p>12103.1</text:p>
          </table:table-cell>
          <table:table-cell office:value-type="float" office:value="11853.27" calcext:value-type="float">
            <text:p>11853.27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float" office:value="11617.85" calcext:value-type="float">
            <text:p>11617.85</text:p>
          </table:table-cell>
          <table:table-cell office:value-type="float" office:value="11746.77" calcext:value-type="float">
            <text:p>11746.77</text:p>
          </table:table-cell>
          <table:table-cell office:value-type="float" office:value="11830.21" calcext:value-type="float">
            <text:p>11830.21</text:p>
          </table:table-cell>
          <table:table-cell office:value-type="float" office:value="11553.04" calcext:value-type="float">
            <text:p>11553.04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float" office:value="11439.61" calcext:value-type="float">
            <text:p>11439.61</text:p>
          </table:table-cell>
          <table:table-cell office:value-type="float" office:value="11549.42" calcext:value-type="float">
            <text:p>11549.42</text:p>
          </table:table-cell>
          <table:table-cell office:value-type="float" office:value="11616.99" calcext:value-type="float">
            <text:p>11616.99</text:p>
          </table:table-cell>
          <table:table-cell office:value-type="float" office:value="11433.1" calcext:value-type="float">
            <text:p>11433.1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float" office:value="11610.21" calcext:value-type="float">
            <text:p>11610.21</text:p>
          </table:table-cell>
          <table:table-cell office:value-type="float" office:value="11683.36" calcext:value-type="float">
            <text:p>11683.36</text:p>
          </table:table-cell>
          <table:table-cell office:value-type="float" office:value="11708.55" calcext:value-type="float">
            <text:p>11708.55</text:p>
          </table:table-cell>
          <table:table-cell office:value-type="float" office:value="11460.49" calcext:value-type="float">
            <text:p>11460.49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float" office:value="11947.7" calcext:value-type="float">
            <text:p>11947.7</text:p>
          </table:table-cell>
          <table:table-cell office:value-type="float" office:value="11544.61" calcext:value-type="float">
            <text:p>11544.61</text:p>
          </table:table-cell>
          <table:table-cell office:value-type="float" office:value="11948.72" calcext:value-type="float">
            <text:p>11948.72</text:p>
          </table:table-cell>
          <table:table-cell office:value-type="float" office:value="11465.53" calcext:value-type="float">
            <text:p>11465.53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float" office:value="12219.29" calcext:value-type="float">
            <text:p>12219.29</text:p>
          </table:table-cell>
          <table:table-cell office:value-type="float" office:value="12017.19" calcext:value-type="float">
            <text:p>12017.19</text:p>
          </table:table-cell>
          <table:table-cell office:value-type="float" office:value="12280.79" calcext:value-type="float">
            <text:p>12280.79</text:p>
          </table:table-cell>
          <table:table-cell office:value-type="float" office:value="12006.25" calcext:value-type="float">
            <text:p>12006.25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float" office:value="12365.58" calcext:value-type="float">
            <text:p>12365.58</text:p>
          </table:table-cell>
          <table:table-cell office:value-type="float" office:value="12125.12" calcext:value-type="float">
            <text:p>12125.12</text:p>
          </table:table-cell>
          <table:table-cell office:value-type="float" office:value="12396.26" calcext:value-type="float">
            <text:p>12396.26</text:p>
          </table:table-cell>
          <table:table-cell office:value-type="float" office:value="12099.21" calcext:value-type="float">
            <text:p>12099.21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float" office:value="12589.25" calcext:value-type="float">
            <text:p>12589.25</text:p>
          </table:table-cell>
          <table:table-cell office:value-type="float" office:value="12629.96" calcext:value-type="float">
            <text:p>12629.96</text:p>
          </table:table-cell>
          <table:table-cell office:value-type="float" office:value="12720.43" calcext:value-type="float">
            <text:p>12720.43</text:p>
          </table:table-cell>
          <table:table-cell office:value-type="float" office:value="12517.34" calcext:value-type="float">
            <text:p>12517.34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float" office:value="12487.91" calcext:value-type="float">
            <text:p>12487.91</text:p>
          </table:table-cell>
          <table:table-cell office:value-type="float" office:value="12581.45" calcext:value-type="float">
            <text:p>12581.45</text:p>
          </table:table-cell>
          <table:table-cell office:value-type="float" office:value="12581.85" calcext:value-type="float">
            <text:p>12581.85</text:p>
          </table:table-cell>
          <table:table-cell office:value-type="float" office:value="12342.5" calcext:value-type="float">
            <text:p>12342.5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float" office:value="12775.42" calcext:value-type="float">
            <text:p>12775.42</text:p>
          </table:table-cell>
          <table:table-cell office:value-type="float" office:value="12555.19" calcext:value-type="float">
            <text:p>12555.19</text:p>
          </table:table-cell>
          <table:table-cell office:value-type="float" office:value="12793.62" calcext:value-type="float">
            <text:p>12793.62</text:p>
          </table:table-cell>
          <table:table-cell office:value-type="float" office:value="12542.64" calcext:value-type="float">
            <text:p>12542.64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float" office:value="12764.78" calcext:value-type="float">
            <text:p>12764.78</text:p>
          </table:table-cell>
          <table:table-cell office:value-type="float" office:value="12780.33" calcext:value-type="float">
            <text:p>12780.33</text:p>
          </table:table-cell>
          <table:table-cell office:value-type="float" office:value="12850.31" calcext:value-type="float">
            <text:p>12850.31</text:p>
          </table:table-cell>
          <table:table-cell office:value-type="float" office:value="12729.04" calcext:value-type="float">
            <text:p>12729.04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float" office:value="12913.43" calcext:value-type="float">
            <text:p>12913.43</text:p>
          </table:table-cell>
          <table:table-cell office:value-type="float" office:value="12809.06" calcext:value-type="float">
            <text:p>12809.06</text:p>
          </table:table-cell>
          <table:table-cell office:value-type="float" office:value="13025.22" calcext:value-type="float">
            <text:p>13025.22</text:p>
          </table:table-cell>
          <table:table-cell office:value-type="float" office:value="12806.71" calcext:value-type="float">
            <text:p>12806.71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float" office:value="12755.69" calcext:value-type="float">
            <text:p>12755.69</text:p>
          </table:table-cell>
          <table:table-cell office:value-type="float" office:value="12900.72" calcext:value-type="float">
            <text:p>12900.72</text:p>
          </table:table-cell>
          <table:table-cell office:value-type="float" office:value="12954.14" calcext:value-type="float">
            <text:p>12954.14</text:p>
          </table:table-cell>
          <table:table-cell office:value-type="float" office:value="12721.29" calcext:value-type="float">
            <text:p>12721.29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float" office:value="12951.14" calcext:value-type="float">
            <text:p>12951.14</text:p>
          </table:table-cell>
          <table:table-cell office:value-type="float" office:value="12715.84" calcext:value-type="float">
            <text:p>12715.84</text:p>
          </table:table-cell>
          <table:table-cell office:value-type="float" office:value="12951.14" calcext:value-type="float">
            <text:p>12951.14</text:p>
          </table:table-cell>
          <table:table-cell office:value-type="float" office:value="12599.65" calcext:value-type="float">
            <text:p>12599.65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float" office:value="13005.73" calcext:value-type="float">
            <text:p>13005.73</text:p>
          </table:table-cell>
          <table:table-cell office:value-type="float" office:value="12977.2" calcext:value-type="float">
            <text:p>12977.2</text:p>
          </table:table-cell>
          <table:table-cell office:value-type="float" office:value="13065.72" calcext:value-type="float">
            <text:p>13065.72</text:p>
          </table:table-cell>
          <table:table-cell office:value-type="float" office:value="12969.82" calcext:value-type="float">
            <text:p>12969.82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float" office:value="13146.2" calcext:value-type="float">
            <text:p>13146.2</text:p>
          </table:table-cell>
          <table:table-cell office:value-type="float" office:value="12993.71" calcext:value-type="float">
            <text:p>12993.71</text:p>
          </table:table-cell>
          <table:table-cell office:value-type="float" office:value="13150.8" calcext:value-type="float">
            <text:p>13150.8</text:p>
          </table:table-cell>
          <table:table-cell office:value-type="float" office:value="12960.22" calcext:value-type="float">
            <text:p>12960.22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float" office:value="13101.63" calcext:value-type="float">
            <text:p>13101.63</text:p>
          </table:table-cell>
          <table:table-cell office:value-type="float" office:value="13145.17" calcext:value-type="float">
            <text:p>13145.17</text:p>
          </table:table-cell>
          <table:table-cell office:value-type="float" office:value="13153.58" calcext:value-type="float">
            <text:p>13153.58</text:p>
          </table:table-cell>
          <table:table-cell office:value-type="float" office:value="13057.91" calcext:value-type="float">
            <text:p>13057.91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float" office:value="13060.22" calcext:value-type="float">
            <text:p>13060.22</text:p>
          </table:table-cell>
          <table:table-cell office:value-type="float" office:value="13050.92" calcext:value-type="float">
            <text:p>13050.92</text:p>
          </table:table-cell>
          <table:table-cell office:value-type="float" office:value="13095.34" calcext:value-type="float">
            <text:p>13095.34</text:p>
          </table:table-cell>
          <table:table-cell office:value-type="float" office:value="13010.49" calcext:value-type="float">
            <text:p>13010.49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float" office:value="12974.61" calcext:value-type="float">
            <text:p>12974.61</text:p>
          </table:table-cell>
          <table:table-cell office:value-type="float" office:value="13045.68" calcext:value-type="float">
            <text:p>13045.68</text:p>
          </table:table-cell>
          <table:table-cell office:value-type="float" office:value="13102.8" calcext:value-type="float">
            <text:p>13102.8</text:p>
          </table:table-cell>
          <table:table-cell office:value-type="float" office:value="12958.86" calcext:value-type="float">
            <text:p>12958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7T16:07:50.391000000</meta:creation-date>
    <dc:date>2020-11-07T16:34:30.642000000</dc:date>
    <meta:editing-duration>PT6M19S</meta:editing-duration>
    <meta:editing-cycles>1</meta:editing-cycles>
    <meta:document-statistic meta:table-count="5" meta:cell-count="4518" meta:object-count="4"/>
    <meta:generator>LibreOffice/6.3.4.2$Windows_X86_64 LibreOffice_project/60da17e045e08f1793c57c00ba83cdfce946d0aa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908cm" svg:height="20.48cm" xlink:href=".." xlink:type="simple" chart:class="chart:scatter" chart:style-name="ch1">
        <chart:legend chart:legend-position="end" svg:x="42.85cm" svg:y="9.941cm" style:legend-expansion="high" chart:style-name="ch2"/>
        <chart:plot-area chart:style-name="ch3" table:cell-range-address="'1'.A1:'1'.B1001" chart:data-source-has-labels="row" svg:x="0.898cm" svg:y="0.409cm" svg:width="41.054cm" svg:height="19.662cm">
          <chartooo:coordinate-region svg:x="1.519cm" svg:y="0.608cm" svg:width="40.061cm" svg:height="18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B2:'1'.B1001" chart:label-cell-address="'1'.B1:'1'.B1" chart:class="chart:scatter">
            <chart:domain table:cell-range-address="'1'.A2:'1'.A100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tep</text:p>
                <draw:g>
                  <svg:desc>'1'.B1:'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'.A2:'1'.A1001</svg:desc>
                </draw:g>
              </table:table-cell>
              <table:table-cell office:value-type="float" office:value="22.901802">
                <text:p>22.901802</text:p>
                <draw:g>
                  <svg:desc>'1'.B2:'1'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772717">
                <text:p>23.772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.269109">
                <text:p>23.269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.813163">
                <text:p>23.813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.55922">
                <text:p>23.55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3.899854">
                <text:p>23.899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.559689">
                <text:p>23.559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.080678">
                <text:p>24.0806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.636801">
                <text:p>24.636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.994943">
                <text:p>24.994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5.06059">
                <text:p>25.06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.396491">
                <text:p>25.3964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5.747644">
                <text:p>25.747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6.063645">
                <text:p>26.063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6.036326">
                <text:p>26.036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.110106">
                <text:p>26.110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5.976904">
                <text:p>25.976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.08933">
                <text:p>26.08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5.989659">
                <text:p>25.9896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6.126491">
                <text:p>26.126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6.037514">
                <text:p>26.0375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6.117151">
                <text:p>26.117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.037589">
                <text:p>26.0375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6.123307">
                <text:p>26.1233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.002847">
                <text:p>26.0028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.124981">
                <text:p>26.124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.033347">
                <text:p>26.033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6.120541">
                <text:p>26.1205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6.055837">
                <text:p>26.0558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6.131148">
                <text:p>26.131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6.060419">
                <text:p>26.0604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6.124346">
                <text:p>26.124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6.002741">
                <text:p>26.0027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6.128107">
                <text:p>26.128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6.023318">
                <text:p>26.023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6.116808">
                <text:p>26.1168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6.043842">
                <text:p>26.043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6.12366">
                <text:p>26.123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6.036599">
                <text:p>26.036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6.126468">
                <text:p>26.1264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.071023">
                <text:p>26.0710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6.12452">
                <text:p>26.124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6.079075">
                <text:p>26.079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6.119734">
                <text:p>26.1197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6.061701">
                <text:p>26.061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6.126468">
                <text:p>26.1264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6.066706">
                <text:p>26.066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6.126468">
                <text:p>26.1264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6.097785">
                <text:p>26.0977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6.129277">
                <text:p>26.129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6.062833">
                <text:p>26.0628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6.124063">
                <text:p>26.1240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6.026788">
                <text:p>26.0267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6.122723">
                <text:p>26.122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6.082636">
                <text:p>26.082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6.11619">
                <text:p>26.116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6.017612">
                <text:p>26.017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6.113994">
                <text:p>26.1139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6.074347">
                <text:p>26.0743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6.12275">
                <text:p>26.122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6.07513">
                <text:p>26.075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6.120965">
                <text:p>26.1209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6.066049">
                <text:p>26.0660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6.120325">
                <text:p>26.120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6.051734">
                <text:p>26.0517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6.12618">
                <text:p>26.126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6.091426">
                <text:p>26.0914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6.123307">
                <text:p>26.1233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6.072639">
                <text:p>26.0726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6.126468">
                <text:p>26.126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6.082295">
                <text:p>26.0822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6.130111">
                <text:p>26.1301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6.114367">
                <text:p>26.1143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6.128664">
                <text:p>26.128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6.058473">
                <text:p>26.0584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6.125472">
                <text:p>26.1254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6.072224">
                <text:p>26.0722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6.096491">
                <text:p>26.0964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6.085712">
                <text:p>26.0857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6.131933">
                <text:p>26.1319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6.080377">
                <text:p>26.0803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6.118671">
                <text:p>26.118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6.088172">
                <text:p>26.088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6.121991">
                <text:p>26.121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6.103473">
                <text:p>26.1034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6.110718">
                <text:p>26.1107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6.094834">
                <text:p>26.0948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.114903">
                <text:p>26.1149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6.125167">
                <text:p>26.1251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6.102815">
                <text:p>26.1028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6.12443">
                <text:p>26.124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6.121277">
                <text:p>26.1212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6.069415">
                <text:p>26.0694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6.095525">
                <text:p>26.0955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6.052252">
                <text:p>26.0522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6.126468">
                <text:p>26.1264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6.102015">
                <text:p>26.102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6.099019">
                <text:p>26.0990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6.095174">
                <text:p>26.0951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6.121991">
                <text:p>26.121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6.106547">
                <text:p>26.1065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6.113605">
                <text:p>26.1136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6.077931">
                <text:p>26.0779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6.12452">
                <text:p>26.124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6.086507">
                <text:p>26.0865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6.11556">
                <text:p>26.115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6.075713">
                <text:p>26.0757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6.130111">
                <text:p>26.1301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6.114367">
                <text:p>26.1143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6.129277">
                <text:p>26.1292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6.121991">
                <text:p>26.1219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6.10248">
                <text:p>26.102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6.096015">
                <text:p>26.0960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6.103473">
                <text:p>26.1034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6.098092">
                <text:p>26.098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6.12443">
                <text:p>26.124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6.080377">
                <text:p>26.0803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6.118722">
                <text:p>26.1187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6.095174">
                <text:p>26.0951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6.107911">
                <text:p>26.1079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6.100251">
                <text:p>26.1002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6.095946">
                <text:p>26.0959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6.099967">
                <text:p>26.0999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6.110931">
                <text:p>26.1109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6.087678">
                <text:p>26.0876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6.112898">
                <text:p>26.1128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6.120501">
                <text:p>26.1205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6.114903">
                <text:p>26.1149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6.121232">
                <text:p>26.1212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6.121991">
                <text:p>26.121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6.109671">
                <text:p>26.1096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6.110718">
                <text:p>26.1107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6.103008">
                <text:p>26.1030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6.093162">
                <text:p>26.0931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6.121991">
                <text:p>26.121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6.12443">
                <text:p>26.124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6.089921">
                <text:p>26.0899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6.128336">
                <text:p>26.1283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6.096659">
                <text:p>26.0966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6.126307">
                <text:p>26.1263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6.100153">
                <text:p>26.1001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6.120501">
                <text:p>26.1205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6.096744">
                <text:p>26.0967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6.095588">
                <text:p>26.0955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6.10213">
                <text:p>26.102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6.106602">
                <text:p>26.106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6.12443">
                <text:p>26.124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6.107444">
                <text:p>26.1074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6.127015">
                <text:p>26.1270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6.088406">
                <text:p>26.0884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6.131148">
                <text:p>26.131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6.095946">
                <text:p>26.0959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6.093162">
                <text:p>26.0931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6.111965">
                <text:p>26.1119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6.107898">
                <text:p>26.1078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6.121272">
                <text:p>26.1212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6.0954">
                <text:p>26.09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6.129568">
                <text:p>26.1295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6.107444">
                <text:p>26.1074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6.12443">
                <text:p>26.124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6.120501">
                <text:p>26.1205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6.118671">
                <text:p>26.1186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6.107131">
                <text:p>26.1071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6.095712">
                <text:p>26.0957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6.094631">
                <text:p>26.0946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6.105016">
                <text:p>26.1050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6.111562">
                <text:p>26.1115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6.095712">
                <text:p>26.0957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.094631">
                <text:p>26.0946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6.099967">
                <text:p>26.0999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6.121277">
                <text:p>26.1212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6.095243">
                <text:p>26.0952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6.115536">
                <text:p>26.1155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6.102475">
                <text:p>26.1024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6.130266">
                <text:p>26.1302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6.093328">
                <text:p>26.0933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6.126307">
                <text:p>26.1263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6.10056">
                <text:p>26.100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6.093162">
                <text:p>26.0931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6.113274">
                <text:p>26.1132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6.105016">
                <text:p>26.1050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6.114903">
                <text:p>26.1149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6.126077">
                <text:p>26.1260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6.118346">
                <text:p>26.1183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6.093127">
                <text:p>26.0931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6.121176">
                <text:p>26.1211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6.106961">
                <text:p>26.1069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6.105531">
                <text:p>26.1055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6.130381">
                <text:p>26.1303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6.120582">
                <text:p>26.1205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6.130266">
                <text:p>26.1302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6.093328">
                <text:p>26.0933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6.128664">
                <text:p>26.1286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6.126077">
                <text:p>26.1260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6.095946">
                <text:p>26.0959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6.120541">
                <text:p>26.1205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6.093842">
                <text:p>26.0938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6.127015">
                <text:p>26.1270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6.107444">
                <text:p>26.1074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6.107898">
                <text:p>26.1078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6.12007">
                <text:p>26.120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6.118346">
                <text:p>26.1183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6.115553">
                <text:p>26.1155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6.084055">
                <text:p>26.0840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6.124662">
                <text:p>26.1246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6.114367">
                <text:p>26.1143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6.118456">
                <text:p>26.1184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6.126531">
                <text:p>26.1265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6.101331">
                <text:p>26.1013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6.098241">
                <text:p>26.0982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6.121277">
                <text:p>26.1212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6.093666">
                <text:p>26.0936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6.119588">
                <text:p>26.1195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6.102894">
                <text:p>26.1028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6.092093">
                <text:p>26.0920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6.095946">
                <text:p>26.0959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6.093162">
                <text:p>26.0931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6.103282">
                <text:p>26.1032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6.104625">
                <text:p>26.104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6.119846">
                <text:p>26.1198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6.102406">
                <text:p>26.1024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.094462">
                <text:p>26.0944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6.085214">
                <text:p>26.0852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6.118962">
                <text:p>26.1189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6.098677">
                <text:p>26.0986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6.095174">
                <text:p>26.0951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.118722">
                <text:p>26.1187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6.11113">
                <text:p>26.111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6.125441">
                <text:p>26.1254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.115111">
                <text:p>26.1151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6.095588">
                <text:p>26.0955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6.096438">
                <text:p>26.0964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6.096015">
                <text:p>26.0960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6.082655">
                <text:p>26.0826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6.121122">
                <text:p>26.1211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6.11113">
                <text:p>26.111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6.113605">
                <text:p>26.1136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6.100153">
                <text:p>26.1001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6.095946">
                <text:p>26.0959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6.110955">
                <text:p>26.1109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6.089691">
                <text:p>26.0896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6.127015">
                <text:p>26.1270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6.096015">
                <text:p>26.0960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6.096496">
                <text:p>26.0964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6.12007">
                <text:p>26.120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6.106839">
                <text:p>26.1068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6.093162">
                <text:p>26.0931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6.10366">
                <text:p>26.103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6.098249">
                <text:p>26.0982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6.096015">
                <text:p>26.0960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6.103473">
                <text:p>26.1034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6.095243">
                <text:p>26.0952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6.107898">
                <text:p>26.1078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6.115297">
                <text:p>26.1152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6.114553">
                <text:p>26.1145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6.121176">
                <text:p>26.1211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6.106961">
                <text:p>26.1069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6.102475">
                <text:p>26.1024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6.128458">
                <text:p>26.1284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6.127332">
                <text:p>26.1273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6.129088">
                <text:p>26.1290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6.105562">
                <text:p>26.1055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6.127015">
                <text:p>26.1270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6.101893">
                <text:p>26.1018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6.112714">
                <text:p>26.1127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6.124289">
                <text:p>26.1242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6.105114">
                <text:p>26.1051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6.095517">
                <text:p>26.0955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6.095174">
                <text:p>26.0951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6.121991">
                <text:p>26.1219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6.099457">
                <text:p>26.0994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6.113605">
                <text:p>26.1136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6.105957">
                <text:p>26.1059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6.131029">
                <text:p>26.1310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6.120582">
                <text:p>26.1205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6.124432">
                <text:p>26.1244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6.109797">
                <text:p>26.1097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6.118456">
                <text:p>26.1184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6.093506">
                <text:p>26.0935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6.104154">
                <text:p>26.1041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6.093187">
                <text:p>26.0931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6.112714">
                <text:p>26.1127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6.108827">
                <text:p>26.1088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6.121991">
                <text:p>26.1219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6.109671">
                <text:p>26.1096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6.103008">
                <text:p>26.1030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6.113605">
                <text:p>26.1136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6.091014">
                <text:p>26.0910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6.120501">
                <text:p>26.1205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6.089613">
                <text:p>26.0896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6.10848">
                <text:p>26.108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6.080733">
                <text:p>26.0807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6.074848">
                <text:p>26.0748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6.093889">
                <text:p>26.0938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6.099784">
                <text:p>26.0997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6.120732">
                <text:p>26.1207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6.103984">
                <text:p>26.1039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6.093162">
                <text:p>26.0931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6.10848">
                <text:p>26.108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6.093889">
                <text:p>26.0938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6.091014">
                <text:p>26.0910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6.122443">
                <text:p>26.12244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6.118346">
                <text:p>26.1183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6.115553">
                <text:p>26.1155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6.102972">
                <text:p>26.1029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6.121991">
                <text:p>26.1219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6.112583">
                <text:p>26.1125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6.0934">
                <text:p>26.09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6.091215">
                <text:p>26.0912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6.098902">
                <text:p>26.0989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6.121277">
                <text:p>26.1212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6.100153">
                <text:p>26.1001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6.115536">
                <text:p>26.1155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6.106611">
                <text:p>26.1066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6.129088">
                <text:p>26.1290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6.120582">
                <text:p>26.1205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6.127015">
                <text:p>26.1270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6.107444">
                <text:p>26.1074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6.104924">
                <text:p>26.1049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6.10067">
                <text:p>26.100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6.120501">
                <text:p>26.1205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6.111346">
                <text:p>26.1113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6.091917">
                <text:p>26.0919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6.093666">
                <text:p>26.0936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6.115223">
                <text:p>26.1152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6.090906">
                <text:p>26.0909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6.10334">
                <text:p>26.103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6.134077">
                <text:p>26.1340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6.112161">
                <text:p>26.11216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6.123338">
                <text:p>26.1233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6.117791">
                <text:p>26.1177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6.113756">
                <text:p>26.1137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6.099285">
                <text:p>26.0992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6.119969">
                <text:p>26.1199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6.096015">
                <text:p>26.0960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6.103473">
                <text:p>26.1034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6.10067">
                <text:p>26.100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6.094884">
                <text:p>26.0948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6.116195">
                <text:p>26.1161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6.096364">
                <text:p>26.0963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6.10848">
                <text:p>26.108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6.083447">
                <text:p>26.0834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6.115297">
                <text:p>26.1152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6.114903">
                <text:p>26.1149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6.099367">
                <text:p>26.0993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6.102063">
                <text:p>26.1020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6.10366">
                <text:p>26.103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6.109617">
                <text:p>26.1096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6.094834">
                <text:p>26.0948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6.118962">
                <text:p>26.1189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6.101165">
                <text:p>26.1011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6.091517">
                <text:p>26.0915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6.093162">
                <text:p>26.0931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6.101558">
                <text:p>26.1015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6.100329">
                <text:p>26.1003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6.114979">
                <text:p>26.1149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6.100153">
                <text:p>26.1001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6.118373">
                <text:p>26.1183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6.07652">
                <text:p>26.076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6.081387">
                <text:p>26.0813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6.101608">
                <text:p>26.1016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6.11543">
                <text:p>26.115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6.090051">
                <text:p>26.0900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6.10067">
                <text:p>26.100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6.100153">
                <text:p>26.1001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6.109797">
                <text:p>26.1097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6.134077">
                <text:p>26.1340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6.11603">
                <text:p>26.116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6.119411">
                <text:p>26.1194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6.107444">
                <text:p>26.1074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6.114498">
                <text:p>26.1144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6.11113">
                <text:p>26.111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6.095946">
                <text:p>26.0959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6.093162">
                <text:p>26.0931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6.10848">
                <text:p>26.108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6.094462">
                <text:p>26.09446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6.091014">
                <text:p>26.0910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6.12435">
                <text:p>26.124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6.101764">
                <text:p>26.10176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6.107898">
                <text:p>26.10789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6.095946">
                <text:p>26.0959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6.096762">
                <text:p>26.09676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6.104154">
                <text:p>26.10415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6.091102">
                <text:p>26.0911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6.100961">
                <text:p>26.1009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6.100726">
                <text:p>26.10072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6.102433">
                <text:p>26.1024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6.10213">
                <text:p>26.102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6.11283">
                <text:p>26.112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6.109797">
                <text:p>26.1097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6.132881">
                <text:p>26.13288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6.112041">
                <text:p>26.11204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6.127015">
                <text:p>26.1270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6.113199">
                <text:p>26.1131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6.099285">
                <text:p>26.0992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6.099784">
                <text:p>26.0997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6.114605">
                <text:p>26.1146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6.11994">
                <text:p>26.1199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6.11868">
                <text:p>26.1186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6.114367">
                <text:p>26.1143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6.118456">
                <text:p>26.1184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6.102595">
                <text:p>26.1025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6.121272">
                <text:p>26.12127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6.117114">
                <text:p>26.1171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6.119411">
                <text:p>26.1194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6.110477">
                <text:p>26.11047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6.119411">
                <text:p>26.1194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6.117088">
                <text:p>26.1170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6.119714">
                <text:p>26.1197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6.09526">
                <text:p>26.095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6.092765">
                <text:p>26.0927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6.10366">
                <text:p>26.103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6.113637">
                <text:p>26.1136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6.121277">
                <text:p>26.12127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6.100153">
                <text:p>26.1001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6.108504">
                <text:p>26.1085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6.113382">
                <text:p>26.11338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6.115394">
                <text:p>26.1153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6.095929">
                <text:p>26.09592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6.098501">
                <text:p>26.0985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6.102638">
                <text:p>26.10263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6.094705">
                <text:p>26.0947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6.10698">
                <text:p>26.106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6.097813">
                <text:p>26.0978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6.10108">
                <text:p>26.101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6.096512">
                <text:p>26.09651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6.11388">
                <text:p>26.113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6.116195">
                <text:p>26.11619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6.120501">
                <text:p>26.1205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6.095174">
                <text:p>26.09517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6.107911">
                <text:p>26.1079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6.112007">
                <text:p>26.11200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6.096874">
                <text:p>26.09687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6.105957">
                <text:p>26.10595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6.123851">
                <text:p>26.12385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6.127332">
                <text:p>26.1273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6.118093">
                <text:p>26.1180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6.108141">
                <text:p>26.1081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6.112714">
                <text:p>26.1127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6.10213">
                <text:p>26.102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6.111283">
                <text:p>26.1112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6.095946">
                <text:p>26.0959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6.090051">
                <text:p>26.0900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6.110123">
                <text:p>26.1101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6.102972">
                <text:p>26.10297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6.116548">
                <text:p>26.11654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6.110083">
                <text:p>26.1100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6.114367">
                <text:p>26.11436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6.129519">
                <text:p>26.1295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6.112326">
                <text:p>26.1123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6.096438">
                <text:p>26.0964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6.096015">
                <text:p>26.0960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6.095174">
                <text:p>26.095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6.121991">
                <text:p>26.1219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6.098963">
                <text:p>26.0989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6.112714">
                <text:p>26.11271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6.114979">
                <text:p>26.11497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6.096197">
                <text:p>26.0961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6.113605">
                <text:p>26.1136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6.088926">
                <text:p>26.08892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6.100251">
                <text:p>26.10025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6.095225">
                <text:p>26.0952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6.104551">
                <text:p>26.1045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6.100212">
                <text:p>26.1002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6.099744">
                <text:p>26.09974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6.109392">
                <text:p>26.1093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6.090259">
                <text:p>26.09025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6.106557">
                <text:p>26.10655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6.113697">
                <text:p>26.11369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6.106282">
                <text:p>26.1062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6.103027">
                <text:p>26.1030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6.10366">
                <text:p>26.103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6.106968">
                <text:p>26.1069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6.099019">
                <text:p>26.0990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6.095174">
                <text:p>26.09517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6.12007">
                <text:p>26.120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6.119825">
                <text:p>26.1198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6.116151">
                <text:p>26.1161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6.096744">
                <text:p>26.09674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6.095588">
                <text:p>26.09558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6.102084">
                <text:p>26.1020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6.105957">
                <text:p>26.10595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6.125382">
                <text:p>26.1253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6.117114">
                <text:p>26.1171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6.119411">
                <text:p>26.1194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6.105562">
                <text:p>26.10556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6.096364">
                <text:p>26.0963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6.098249">
                <text:p>26.09824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6.119086">
                <text:p>26.11908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6.092899">
                <text:p>26.0928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6.126468">
                <text:p>26.12646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6.095946">
                <text:p>26.09594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6.098543">
                <text:p>26.09854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6.102433">
                <text:p>26.10243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6.099402">
                <text:p>26.09940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6.100687">
                <text:p>26.10068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6.094884">
                <text:p>26.0948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6.118151">
                <text:p>26.11815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6.103008">
                <text:p>26.1030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6.108488">
                <text:p>26.1084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6.099784">
                <text:p>26.0997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6.122117">
                <text:p>26.1221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6.111346">
                <text:p>26.11134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6.099019">
                <text:p>26.0990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6.095174">
                <text:p>26.09517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6.120501">
                <text:p>26.1205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6.116195">
                <text:p>26.1161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6.116151">
                <text:p>26.1161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6.102475">
                <text:p>26.1024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6.124556">
                <text:p>26.1245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6.110477">
                <text:p>26.1104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6.121272">
                <text:p>26.12127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6.107444">
                <text:p>26.10744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6.121272">
                <text:p>26.12127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6.11994">
                <text:p>26.1199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6.113852">
                <text:p>26.1138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6.118346">
                <text:p>26.11834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6.094462">
                <text:p>26.09446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6.093339">
                <text:p>26.09333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6.11113">
                <text:p>26.111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6.093162">
                <text:p>26.09316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6.09858">
                <text:p>26.0985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6.091215">
                <text:p>26.0912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6.089613">
                <text:p>26.0896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6.099457">
                <text:p>26.09945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6.113199">
                <text:p>26.11319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6.099741">
                <text:p>26.09974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6.101166">
                <text:p>26.10116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6.091517">
                <text:p>26.0915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6.102972">
                <text:p>26.1029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6.096364">
                <text:p>26.09636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6.10848">
                <text:p>26.1084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6.086636">
                <text:p>26.08663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6.097377">
                <text:p>26.09737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6.102084">
                <text:p>26.10208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6.113367">
                <text:p>26.1133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6.120501">
                <text:p>26.12050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6.103008">
                <text:p>26.1030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6.089613">
                <text:p>26.0896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6.11687">
                <text:p>26.1168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6.101166">
                <text:p>26.10116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6.084721">
                <text:p>26.08472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6.098463">
                <text:p>26.09846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6.09308">
                <text:p>26.093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6.126307">
                <text:p>26.1263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6.115677">
                <text:p>26.11567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6.0968">
                <text:p>26.096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6.112583">
                <text:p>26.11258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6.089613">
                <text:p>26.0896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6.099457">
                <text:p>26.09945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6.100726">
                <text:p>26.10072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6.099618">
                <text:p>26.09961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6.10067">
                <text:p>26.1006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6.108504">
                <text:p>26.10850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6.112714">
                <text:p>26.1127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6.099742">
                <text:p>26.0997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6.104625">
                <text:p>26.1046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6.093889">
                <text:p>26.09388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6.088926">
                <text:p>26.08892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6.10366">
                <text:p>26.1036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6.112583">
                <text:p>26.11258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6.083447">
                <text:p>26.08344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6.099784">
                <text:p>26.09978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6.121176">
                <text:p>26.12117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6.095588">
                <text:p>26.09558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6.095946">
                <text:p>26.09594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6.118346">
                <text:p>26.1183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6.119588">
                <text:p>26.1195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6.118671">
                <text:p>26.1186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6.101608">
                <text:p>26.1016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6.102357">
                <text:p>26.10235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6.09565">
                <text:p>26.0956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6.093859">
                <text:p>26.09385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6.120693">
                <text:p>26.1206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6.102894">
                <text:p>26.10289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6.115063">
                <text:p>26.11506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6.120582">
                <text:p>26.12058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6.119411">
                <text:p>26.11941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6.107444">
                <text:p>26.10744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6.120501">
                <text:p>26.1205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6.105016">
                <text:p>26.1050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6.119825">
                <text:p>26.1198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6.131933">
                <text:p>26.13193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6.108141">
                <text:p>26.10814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6.091348">
                <text:p>26.09134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6.12435">
                <text:p>26.1243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6.115394">
                <text:p>26.11539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6.095938">
                <text:p>26.09593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6.118608">
                <text:p>26.1186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26.08665">
                <text:p>26.0866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6.093127">
                <text:p>26.09312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26.116915">
                <text:p>26.1169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6.099457">
                <text:p>26.09945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6.12551">
                <text:p>26.1255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6.099019">
                <text:p>26.09901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6.09251">
                <text:p>26.0925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6.119846">
                <text:p>26.11984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6.117908">
                <text:p>26.11790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6.109797">
                <text:p>26.10979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6.124556">
                <text:p>26.12455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6.096364">
                <text:p>26.0963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6.100329">
                <text:p>26.10032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6.095974">
                <text:p>26.09597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6.102638">
                <text:p>26.10263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6.094705">
                <text:p>26.0947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6.099744">
                <text:p>26.09974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6.106611">
                <text:p>26.1066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6.103576">
                <text:p>26.10357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6.090951">
                <text:p>26.09095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6.104068">
                <text:p>26.10406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6.077978">
                <text:p>26.07797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6.104513">
                <text:p>26.10451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6.089458">
                <text:p>26.08945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6.104513">
                <text:p>26.1045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6.084279">
                <text:p>26.0842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6.100773">
                <text:p>26.10077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6.098427">
                <text:p>26.09842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6.096956">
                <text:p>26.09695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6.109392">
                <text:p>26.10939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6.09693">
                <text:p>26.0969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6.109392">
                <text:p>26.1093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6.103648">
                <text:p>26.10364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6.095546">
                <text:p>26.09554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6.093704">
                <text:p>26.09370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6.100212">
                <text:p>26.1002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6.107347">
                <text:p>26.10734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6.090951">
                <text:p>26.09095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6.108039">
                <text:p>26.1080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6.077759">
                <text:p>26.07775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6.101286">
                <text:p>26.10128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6.072365">
                <text:p>26.07236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6.095532">
                <text:p>26.0955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6.091938">
                <text:p>26.09193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6.107063">
                <text:p>26.10706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6.104105">
                <text:p>26.1041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6.094921">
                <text:p>26.0949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6.109102">
                <text:p>26.10910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6.09048">
                <text:p>26.090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6.093287">
                <text:p>26.09328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6.104551">
                <text:p>26.10455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6.100212">
                <text:p>26.1002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6.097452">
                <text:p>26.0974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6.100174">
                <text:p>26.1001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6.099744">
                <text:p>26.09974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6.109458">
                <text:p>26.10945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6.099732">
                <text:p>26.0997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6.106896">
                <text:p>26.10689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6.094921">
                <text:p>26.0949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6.094848">
                <text:p>26.09484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6.096437">
                <text:p>26.09643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6.094713">
                <text:p>26.0947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6.095809">
                <text:p>26.09580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26.095013">
                <text:p>26.09501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6.100687">
                <text:p>26.10068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6.123858">
                <text:p>26.12385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6.120704">
                <text:p>26.12070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6.10622">
                <text:p>26.1062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6.106282">
                <text:p>26.10628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6.105516">
                <text:p>26.1055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6.105763">
                <text:p>26.10576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6.101252">
                <text:p>26.10125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6.097907">
                <text:p>26.0979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6.105304">
                <text:p>26.1053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6.125009">
                <text:p>26.1250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6.099688">
                <text:p>26.09968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6.105763">
                <text:p>26.10576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6.112882">
                <text:p>26.11288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6.100472">
                <text:p>26.10047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6.092049">
                <text:p>26.09204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6.098501">
                <text:p>26.0985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6.090273">
                <text:p>26.09027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6.115704">
                <text:p>26.11570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6.109671">
                <text:p>26.10967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6.104922">
                <text:p>26.10492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6.114283">
                <text:p>26.11428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6.101745">
                <text:p>26.10174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6.109617">
                <text:p>26.10961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6.098241">
                <text:p>26.09824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6.100153">
                <text:p>26.10015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6.10622">
                <text:p>26.1062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6.092093">
                <text:p>26.09209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6.110123">
                <text:p>26.1101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6.098127">
                <text:p>26.09812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6.113637">
                <text:p>26.11363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6.095974">
                <text:p>26.09597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6.091883">
                <text:p>26.09188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6.096385">
                <text:p>26.09638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6.090764">
                <text:p>26.0907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6.118962">
                <text:p>26.1189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6.124176">
                <text:p>26.12417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6.118582">
                <text:p>26.11858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6.100726">
                <text:p>26.10072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6.117908">
                <text:p>26.11790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6.096466">
                <text:p>26.09646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6.109797">
                <text:p>26.1097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6.134077">
                <text:p>26.13407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6.117908">
                <text:p>26.11790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6.112283">
                <text:p>26.11228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6.109617">
                <text:p>26.10961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6.098543">
                <text:p>26.0985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6.094462">
                <text:p>26.0944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6.091014">
                <text:p>26.0910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6.12684">
                <text:p>26.1268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6.106961">
                <text:p>26.10696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6.119588">
                <text:p>26.11958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6.105114">
                <text:p>26.10511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6.10056">
                <text:p>26.1005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6.095174">
                <text:p>26.09517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6.087472">
                <text:p>26.0874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6.086176">
                <text:p>26.08617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6.105607">
                <text:p>26.10560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6.091814">
                <text:p>26.0918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6.095013">
                <text:p>26.0950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6.105016">
                <text:p>26.1050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6.124289">
                <text:p>26.12428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6.117908">
                <text:p>26.11790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6.09952">
                <text:p>26.0995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6.098483">
                <text:p>26.09848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6.119588">
                <text:p>26.11958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6.092178">
                <text:p>26.09217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6.087945">
                <text:p>26.08794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6.10499">
                <text:p>26.1049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6.106153">
                <text:p>26.10615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6.105467">
                <text:p>26.10546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6.102522">
                <text:p>26.10252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6.100357">
                <text:p>26.10035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6.095712">
                <text:p>26.09571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6.123858">
                <text:p>26.12385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6.112714">
                <text:p>26.112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908cm" svg:height="22.286cm" xlink:href=".." xlink:type="simple" chart:class="chart:scatter" chart:style-name="ch1">
        <chart:legend chart:legend-position="end" svg:x="42.85cm" svg:y="10.844cm" style:legend-expansion="high" chart:style-name="ch2"/>
        <chart:plot-area chart:style-name="ch3" table:cell-range-address="'5'.A1:'5'.B1001" chart:data-source-has-labels="row" svg:x="0.898cm" svg:y="0.445cm" svg:width="41.054cm" svg:height="21.396cm">
          <chartooo:coordinate-region svg:x="1.81cm" svg:y="0.644cm" svg:width="39.77cm" svg:height="20.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'.B2:'5'.B1001" chart:label-cell-address="'5'.B1:'5'.B1" chart:class="chart:scatter">
            <chart:domain table:cell-range-address="'5'.A2:'5'.A100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tep</text:p>
                <draw:g>
                  <svg:desc>'5'.B1:'5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5'.A2:'5'.A1001</svg:desc>
                </draw:g>
              </table:table-cell>
              <table:table-cell office:value-type="float" office:value="23.71682">
                <text:p>23.71682</text:p>
                <draw:g>
                  <svg:desc>'5'.B2:'5'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715059">
                <text:p>23.715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.875863">
                <text:p>23.875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.796128">
                <text:p>23.796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.982999">
                <text:p>23.982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.004616">
                <text:p>24.004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.208593">
                <text:p>24.208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.36589">
                <text:p>24.36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.812108">
                <text:p>24.812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.040323">
                <text:p>25.040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5.283863">
                <text:p>25.283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.463869">
                <text:p>25.463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5.581508">
                <text:p>25.581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5.606129">
                <text:p>25.606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.8299">
                <text:p>25.8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5.962073">
                <text:p>25.962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6.045891">
                <text:p>26.045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.04469">
                <text:p>26.04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6.127449">
                <text:p>26.127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6.098502">
                <text:p>26.0985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6.117909">
                <text:p>26.117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6.079753">
                <text:p>26.079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.118606">
                <text:p>26.1186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6.084149">
                <text:p>26.084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.063809">
                <text:p>26.0638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.105431">
                <text:p>26.1054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6.081025">
                <text:p>26.081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6.108494">
                <text:p>26.1084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6.08871">
                <text:p>26.088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6.115192">
                <text:p>26.1151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6.075671">
                <text:p>26.075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6.121343">
                <text:p>26.121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6.080915">
                <text:p>26.0809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6.109684">
                <text:p>26.1096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6.087261">
                <text:p>26.0872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6.11543">
                <text:p>26.115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6.077467">
                <text:p>26.0774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6.106225">
                <text:p>26.106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6.078945">
                <text:p>26.0789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.104178">
                <text:p>26.1041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6.114345">
                <text:p>26.114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6.080697">
                <text:p>26.080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6.111892">
                <text:p>26.1118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6.07518">
                <text:p>26.075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6.121094">
                <text:p>26.1210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6.065742">
                <text:p>26.0657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6.108093">
                <text:p>26.1080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6.060751">
                <text:p>26.0607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6.108219">
                <text:p>26.1082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6.086376">
                <text:p>26.086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6.112368">
                <text:p>26.1123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6.069195">
                <text:p>26.0691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6.112368">
                <text:p>26.112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6.085213">
                <text:p>26.0852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6.107347">
                <text:p>26.1073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6.063145">
                <text:p>26.063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6.111728">
                <text:p>26.1117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6.084107">
                <text:p>26.0841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6.123435">
                <text:p>26.1234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6.073699">
                <text:p>26.073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6.119408">
                <text:p>26.119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6.073931">
                <text:p>26.0739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6.120078">
                <text:p>26.1200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6.088087">
                <text:p>26.0880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6.118589">
                <text:p>26.118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6.087521">
                <text:p>26.0875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6.107063">
                <text:p>26.1070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6.085605">
                <text:p>26.0856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6.106726">
                <text:p>26.106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6.068989">
                <text:p>26.0689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6.115182">
                <text:p>26.115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6.076529">
                <text:p>26.0765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6.117177">
                <text:p>26.1171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6.079339">
                <text:p>26.0793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6.098857">
                <text:p>26.0988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6.080635">
                <text:p>26.0806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6.102026">
                <text:p>26.1020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6.07664">
                <text:p>26.076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6.113014">
                <text:p>26.1130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6.067986">
                <text:p>26.0679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6.117177">
                <text:p>26.1171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6.067986">
                <text:p>26.0679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6.117177">
                <text:p>26.117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6.081697">
                <text:p>26.0816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6.106672">
                <text:p>26.1066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.086202">
                <text:p>26.0862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6.094921">
                <text:p>26.0949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6.081341">
                <text:p>26.0813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6.111311">
                <text:p>26.1113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6.088087">
                <text:p>26.0880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6.107347">
                <text:p>26.1073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6.082441">
                <text:p>26.0824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6.106187">
                <text:p>26.1061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6.080528">
                <text:p>26.080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6.110899">
                <text:p>26.1108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6.08625">
                <text:p>26.08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6.109133">
                <text:p>26.1091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6.072043">
                <text:p>26.0720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6.111806">
                <text:p>26.1118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6.078926">
                <text:p>26.0789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6.114605">
                <text:p>26.1146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6.078472">
                <text:p>26.0784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6.113045">
                <text:p>26.1130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6.100744">
                <text:p>26.1007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6.119992">
                <text:p>26.1199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6.115138">
                <text:p>26.1151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6.102084">
                <text:p>26.1020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6.111346">
                <text:p>26.1113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6.08246">
                <text:p>26.082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6.106967">
                <text:p>26.1069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6.102084">
                <text:p>26.1020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6.111283">
                <text:p>26.1112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6.10056">
                <text:p>26.100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6.10067">
                <text:p>26.100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6.099285">
                <text:p>26.0992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6.104692">
                <text:p>26.1046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6.111346">
                <text:p>26.1113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6.094863">
                <text:p>26.0948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6.111346">
                <text:p>26.111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6.109684">
                <text:p>26.1096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6.088001">
                <text:p>26.088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6.10792">
                <text:p>26.107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6.10213">
                <text:p>26.102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6.11543">
                <text:p>26.115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6.092583">
                <text:p>26.0925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6.11283">
                <text:p>26.112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6.091574">
                <text:p>26.0915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6.117909">
                <text:p>26.1179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6.116151">
                <text:p>26.1161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6.118602">
                <text:p>26.1186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6.083774">
                <text:p>26.0837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6.104074">
                <text:p>26.1040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6.10848">
                <text:p>26.108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6.085995">
                <text:p>26.0859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6.099457">
                <text:p>26.0994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6.11113">
                <text:p>26.111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6.10056">
                <text:p>26.100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6.080645">
                <text:p>26.0806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6.082197">
                <text:p>26.0821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6.101608">
                <text:p>26.1016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6.117889">
                <text:p>26.1178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6.099135">
                <text:p>26.0991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6.088922">
                <text:p>26.0889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6.106442">
                <text:p>26.1064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6.121343">
                <text:p>26.1213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6.095116">
                <text:p>26.0951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6.107295">
                <text:p>26.1072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6.099285">
                <text:p>26.0992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6.10138">
                <text:p>26.101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6.102084">
                <text:p>26.1020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6.111346">
                <text:p>26.1113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6.093973">
                <text:p>26.0939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6.115063">
                <text:p>26.1150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6.120582">
                <text:p>26.1205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6.116665">
                <text:p>26.1166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6.114821">
                <text:p>26.1148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6.106839">
                <text:p>26.1068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6.085361">
                <text:p>26.0853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6.115138">
                <text:p>26.1151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6.097752">
                <text:p>26.0977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6.108262">
                <text:p>26.1082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6.094835">
                <text:p>26.0948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6.114679">
                <text:p>26.1146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6.095642">
                <text:p>26.0956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6.099229">
                <text:p>26.0992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6.077302">
                <text:p>26.0773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6.097126">
                <text:p>26.0971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6.071483">
                <text:p>26.0714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6.104513">
                <text:p>26.1045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6.087337">
                <text:p>26.0873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6.102773">
                <text:p>26.1027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6.085287">
                <text:p>26.0852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6.100909">
                <text:p>26.1009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6.091813">
                <text:p>26.0918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6.098857">
                <text:p>26.0988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6.084057">
                <text:p>26.0840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6.103927">
                <text:p>26.1039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6.078216">
                <text:p>26.0782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6.106672">
                <text:p>26.1066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6.091938">
                <text:p>26.0919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6.103517">
                <text:p>26.1035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6.094705">
                <text:p>26.0947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6.105813">
                <text:p>26.1058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6.07781">
                <text:p>26.077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6.099132">
                <text:p>26.0991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6.08625">
                <text:p>26.08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6.106187">
                <text:p>26.1061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6.073248">
                <text:p>26.0732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6.103929">
                <text:p>26.1039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6.102906">
                <text:p>26.1029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6.101167">
                <text:p>26.1011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6.094835">
                <text:p>26.0948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6.115772">
                <text:p>26.1157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6.106282">
                <text:p>26.1062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6.106422">
                <text:p>26.1064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6.095505">
                <text:p>26.0955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6.11606">
                <text:p>26.116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6.099679">
                <text:p>26.0996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6.095946">
                <text:p>26.0959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6.083951">
                <text:p>26.0839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6.097539">
                <text:p>26.0975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6.117908">
                <text:p>26.1179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6.123611">
                <text:p>26.1236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6.098393">
                <text:p>26.0983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6.097752">
                <text:p>26.0977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6.098543">
                <text:p>26.0985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6.117908">
                <text:p>26.1179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6.116009">
                <text:p>26.1160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6.102972">
                <text:p>26.1029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6.097752">
                <text:p>26.0977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6.093506">
                <text:p>26.0935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6.111663">
                <text:p>26.1116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6.117086">
                <text:p>26.1170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6.113635">
                <text:p>26.1136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.10147">
                <text:p>26.101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6.10848">
                <text:p>26.108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6.08861">
                <text:p>26.088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.102142">
                <text:p>26.1021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6.093287">
                <text:p>26.0932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6.107347">
                <text:p>26.1073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.090951">
                <text:p>26.0909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6.108582">
                <text:p>26.1085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6.087345">
                <text:p>26.0873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.105857">
                <text:p>26.1058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.098556">
                <text:p>26.0985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6.105516">
                <text:p>26.1055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6.095448">
                <text:p>26.0954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6.108209">
                <text:p>26.1082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6.092986">
                <text:p>26.0929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6.109133">
                <text:p>26.1091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6.077348">
                <text:p>26.0773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6.103929">
                <text:p>26.1039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6.088836">
                <text:p>26.0888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6.108582">
                <text:p>26.1085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6.087345">
                <text:p>26.0873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6.106135">
                <text:p>26.1061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6.094672">
                <text:p>26.0946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6.105516">
                <text:p>26.1055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6.089691">
                <text:p>26.0896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6.104513">
                <text:p>26.1045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6.084665">
                <text:p>26.0846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6.10631">
                <text:p>26.106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6.088836">
                <text:p>26.0888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6.104551">
                <text:p>26.1045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6.08625">
                <text:p>26.08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6.104904">
                <text:p>26.1049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6.085903">
                <text:p>26.0859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6.102638">
                <text:p>26.1026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6.088836">
                <text:p>26.0888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6.103132">
                <text:p>26.1031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6.090962">
                <text:p>26.0909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6.109929">
                <text:p>26.1099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6.099735">
                <text:p>26.0997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6.103576">
                <text:p>26.1035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6.08625">
                <text:p>26.086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6.10532">
                <text:p>26.105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6.093234">
                <text:p>26.0932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6.106422">
                <text:p>26.1064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6.098116">
                <text:p>26.0981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6.113637">
                <text:p>26.1136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6.097752">
                <text:p>26.0977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6.110922">
                <text:p>26.1109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6.116961">
                <text:p>26.1169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6.112714">
                <text:p>26.1127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6.10622">
                <text:p>26.106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6.10213">
                <text:p>26.102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6.111283">
                <text:p>26.1112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6.10147">
                <text:p>26.101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6.115645">
                <text:p>26.1156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6.096479">
                <text:p>26.0964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6.099784">
                <text:p>26.0997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6.119588">
                <text:p>26.1195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6.100726">
                <text:p>26.1007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6.110471">
                <text:p>26.1104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6.119588">
                <text:p>26.1195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6.097752">
                <text:p>26.0977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6.10189">
                <text:p>26.101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6.092782">
                <text:p>26.0927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6.117422">
                <text:p>26.1174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6.100764">
                <text:p>26.1007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6.118537">
                <text:p>26.1185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6.118456">
                <text:p>26.1184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6.109646">
                <text:p>26.1096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6.115063">
                <text:p>26.1150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6.120582">
                <text:p>26.1205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6.116151">
                <text:p>26.1161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6.117909">
                <text:p>26.1179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6.101041">
                <text:p>26.1010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6.11543">
                <text:p>26.115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6.092334">
                <text:p>26.0923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6.118947">
                <text:p>26.1189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6.114692">
                <text:p>26.1146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6.119411">
                <text:p>26.1194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6.114367">
                <text:p>26.1143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6.118456">
                <text:p>26.1184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6.116207">
                <text:p>26.1162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6.118456">
                <text:p>26.1184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6.119501">
                <text:p>26.1195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6.123851">
                <text:p>26.1238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6.118346">
                <text:p>26.1183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6.097752">
                <text:p>26.0977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6.096364">
                <text:p>26.0963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6.109617">
                <text:p>26.1096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6.088922">
                <text:p>26.0889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6.104137">
                <text:p>26.1041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6.097752">
                <text:p>26.0977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6.116961">
                <text:p>26.1169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6.107179">
                <text:p>26.1071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6.10622">
                <text:p>26.106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6.10056">
                <text:p>26.100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6.10248">
                <text:p>26.102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6.100578">
                <text:p>26.1005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6.096281">
                <text:p>26.0962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6.089843">
                <text:p>26.0898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6.103749">
                <text:p>26.1037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6.103768">
                <text:p>26.1037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6.106575">
                <text:p>26.1065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6.09944">
                <text:p>26.099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6.105016">
                <text:p>26.1050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6.116195">
                <text:p>26.1161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6.120741">
                <text:p>26.1207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6.095946">
                <text:p>26.0959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6.083641">
                <text:p>26.0836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6.091297">
                <text:p>26.0912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6.096874">
                <text:p>26.0968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6.099784">
                <text:p>26.0997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6.101428">
                <text:p>26.1014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6.098963">
                <text:p>26.0989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6.089613">
                <text:p>26.0896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6.099784">
                <text:p>26.0997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6.121272">
                <text:p>26.1212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6.112185">
                <text:p>26.1121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6.119411">
                <text:p>26.1194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6.109797">
                <text:p>26.1097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6.116151">
                <text:p>26.1161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6.117131">
                <text:p>26.1171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6.10213">
                <text:p>26.102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6.116247">
                <text:p>26.1162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6.095965">
                <text:p>26.0959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6.106839">
                <text:p>26.1068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6.096015">
                <text:p>26.0960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6.095174">
                <text:p>26.0951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6.102406">
                <text:p>26.1024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6.097752">
                <text:p>26.0977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6.118608">
                <text:p>26.1186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6.11994">
                <text:p>26.119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6.116009">
                <text:p>26.1160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6.096197">
                <text:p>26.0961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6.110123">
                <text:p>26.1101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6.099135">
                <text:p>26.0991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6.102972">
                <text:p>26.1029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6.114021">
                <text:p>26.1140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6.096438">
                <text:p>26.0964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6.087875">
                <text:p>26.0878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6.101165">
                <text:p>26.1011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6.091589">
                <text:p>26.0915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6.110123">
                <text:p>26.1101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6.106839">
                <text:p>26.1068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6.102084">
                <text:p>26.1020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6.110123">
                <text:p>26.1101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6.099784">
                <text:p>26.0997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6.099614">
                <text:p>26.0996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6.10848">
                <text:p>26.108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6.105016">
                <text:p>26.1050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6.099013">
                <text:p>26.0990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6.101165">
                <text:p>26.1011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6.095965">
                <text:p>26.0959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6.106839">
                <text:p>26.1068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6.097752">
                <text:p>26.0977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6.10622">
                <text:p>26.106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6.110123">
                <text:p>26.1101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6.100357">
                <text:p>26.1003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6.095712">
                <text:p>26.0957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6.094631">
                <text:p>26.0946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6.095965">
                <text:p>26.0959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6.10067">
                <text:p>26.100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6.116009">
                <text:p>26.1160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6.115394">
                <text:p>26.1153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6.099457">
                <text:p>26.0994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6.094144">
                <text:p>26.0941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6.101696">
                <text:p>26.1016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6.095417">
                <text:p>26.0954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6.11247">
                <text:p>26.112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6.105928">
                <text:p>26.1059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6.106422">
                <text:p>26.1064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6.106557">
                <text:p>26.1065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6.113696">
                <text:p>26.11369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6.095199">
                <text:p>26.0951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6.106627">
                <text:p>26.1066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6.119588">
                <text:p>26.1195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6.096364">
                <text:p>26.0963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6.109617">
                <text:p>26.1096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6.100567">
                <text:p>26.1005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6.088181">
                <text:p>26.08818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6.104154">
                <text:p>26.1041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6.101569">
                <text:p>26.10156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6.106153">
                <text:p>26.10615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6.093162">
                <text:p>26.0931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6.107384">
                <text:p>26.10738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6.112007">
                <text:p>26.1120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6.099679">
                <text:p>26.09967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6.10067">
                <text:p>26.100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6.098116">
                <text:p>26.0981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6.103027">
                <text:p>26.10302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6.090654">
                <text:p>26.0906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6.100687">
                <text:p>26.10068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6.116195">
                <text:p>26.1161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6.108504">
                <text:p>26.1085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6.102084">
                <text:p>26.1020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6.106547">
                <text:p>26.10654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6.119588">
                <text:p>26.1195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6.112714">
                <text:p>26.1127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6.099269">
                <text:p>26.0992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6.102063">
                <text:p>26.1020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6.093663">
                <text:p>26.0936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6.100687">
                <text:p>26.10068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6.113199">
                <text:p>26.1131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6.10213">
                <text:p>26.102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6.121272">
                <text:p>26.1212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6.109797">
                <text:p>26.1097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6.116151">
                <text:p>26.1161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6.107898">
                <text:p>26.1078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6.096744">
                <text:p>26.0967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6.111346">
                <text:p>26.1113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6.085044">
                <text:p>26.0850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6.084269">
                <text:p>26.0842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6.102084">
                <text:p>26.10208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6.097752">
                <text:p>26.09775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6.100153">
                <text:p>26.1001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6.119588">
                <text:p>26.1195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6.081915">
                <text:p>26.0819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6.090519">
                <text:p>26.0905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6.105288">
                <text:p>26.1052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6.095965">
                <text:p>26.09596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6.110123">
                <text:p>26.1101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6.100153">
                <text:p>26.10015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6.118608">
                <text:p>26.1186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6.117908">
                <text:p>26.1179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6.097752">
                <text:p>26.0977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6.10213">
                <text:p>26.102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6.115645">
                <text:p>26.1156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6.102972">
                <text:p>26.10297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6.119588">
                <text:p>26.1195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6.095974">
                <text:p>26.09597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6.107832">
                <text:p>26.1078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6.095642">
                <text:p>26.0956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6.10108">
                <text:p>26.101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6.093956">
                <text:p>26.0939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6.11388">
                <text:p>26.1138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6.116195">
                <text:p>26.11619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6.114821">
                <text:p>26.11482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6.099784">
                <text:p>26.0997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6.120501">
                <text:p>26.1205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6.105016">
                <text:p>26.1050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6.102972">
                <text:p>26.10297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6.114021">
                <text:p>26.1140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6.093221">
                <text:p>26.0932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6.113761">
                <text:p>26.1137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6.105016">
                <text:p>26.1050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6.102084">
                <text:p>26.10208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6.109626">
                <text:p>26.1096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6.122146">
                <text:p>26.1221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6.134077">
                <text:p>26.1340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6.117908">
                <text:p>26.11790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6.111493">
                <text:p>26.11149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6.114367">
                <text:p>26.1143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6.123851">
                <text:p>26.1238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6.117908">
                <text:p>26.1179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6.116872">
                <text:p>26.11687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6.12788">
                <text:p>26.1278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6.117908">
                <text:p>26.11790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6.095965">
                <text:p>26.09596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6.113199">
                <text:p>26.11319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6.116665">
                <text:p>26.11666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6.105531">
                <text:p>26.1055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6.124556">
                <text:p>26.12455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6.120582">
                <text:p>26.12058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6.121272">
                <text:p>26.1212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6.112714">
                <text:p>26.1127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6.109617">
                <text:p>26.1096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6.126468">
                <text:p>26.12646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6.112041">
                <text:p>26.11204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6.118093">
                <text:p>26.1180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6.112283">
                <text:p>26.1122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6.113126">
                <text:p>26.1131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6.114553">
                <text:p>26.11455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6.09565">
                <text:p>26.0956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6.094884">
                <text:p>26.0948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6.096438">
                <text:p>26.09643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6.097752">
                <text:p>26.0977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6.102063">
                <text:p>26.1020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6.088961">
                <text:p>26.08896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6.100961">
                <text:p>26.10096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6.097539">
                <text:p>26.09753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6.10213">
                <text:p>26.1021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6.113367">
                <text:p>26.1133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6.112714">
                <text:p>26.1127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6.09076">
                <text:p>26.0907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6.104154">
                <text:p>26.1041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6.100886">
                <text:p>26.1008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6.120501">
                <text:p>26.1205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6.115553">
                <text:p>26.1155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6.102972">
                <text:p>26.1029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6.112714">
                <text:p>26.11271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6.112583">
                <text:p>26.11258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6.089613">
                <text:p>26.0896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6.114605">
                <text:p>26.1146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6.118346">
                <text:p>26.11834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6.099745">
                <text:p>26.0997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6.10848">
                <text:p>26.108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6.076255">
                <text:p>26.0762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6.106666">
                <text:p>26.10666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6.121176">
                <text:p>26.12117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6.108827">
                <text:p>26.10882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6.112714">
                <text:p>26.1127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6.109617">
                <text:p>26.1096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6.095611">
                <text:p>26.0956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6.100726">
                <text:p>26.10072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6.10248">
                <text:p>26.102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6.095901">
                <text:p>26.0959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6.106402">
                <text:p>26.1064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6.102084">
                <text:p>26.1020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6.111283">
                <text:p>26.11128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6.120693">
                <text:p>26.12069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6.099784">
                <text:p>26.09978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6.105531">
                <text:p>26.10553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6.125176">
                <text:p>26.12517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6.120582">
                <text:p>26.12058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6.118093">
                <text:p>26.11809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6.114367">
                <text:p>26.1143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6.119714">
                <text:p>26.1197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6.112283">
                <text:p>26.11228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6.105386">
                <text:p>26.10538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6.10147">
                <text:p>26.1014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6.109626">
                <text:p>26.1096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6.100153">
                <text:p>26.1001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6.117806">
                <text:p>26.11780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6.099784">
                <text:p>26.09978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6.113382">
                <text:p>26.11338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6.093142">
                <text:p>26.09314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6.113367">
                <text:p>26.1133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6.115063">
                <text:p>26.11506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6.124176">
                <text:p>26.12417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6.122569">
                <text:p>26.12256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6.117908">
                <text:p>26.1179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6.094416">
                <text:p>26.0944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6.110922">
                <text:p>26.1109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6.093162">
                <text:p>26.09316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6.098543">
                <text:p>26.09854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6.106839">
                <text:p>26.10683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6.086636">
                <text:p>26.0866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6.099457">
                <text:p>26.09945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6.103692">
                <text:p>26.10369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6.090739">
                <text:p>26.09073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6.104074">
                <text:p>26.10407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6.10848">
                <text:p>26.1084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6.099679">
                <text:p>26.0996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6.110123">
                <text:p>26.11012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6.112714">
                <text:p>26.1127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6.109617">
                <text:p>26.1096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6.088994">
                <text:p>26.08899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6.111806">
                <text:p>26.1118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6.088922">
                <text:p>26.0889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6.107124">
                <text:p>26.1071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6.101569">
                <text:p>26.10156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6.10298">
                <text:p>26.1029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6.10622">
                <text:p>26.1062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6.103008">
                <text:p>26.10300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6.099618">
                <text:p>26.0996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6.102084">
                <text:p>26.10208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6.109626">
                <text:p>26.10962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6.116665">
                <text:p>26.11666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6.109797">
                <text:p>26.1097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6.129094">
                <text:p>26.12909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6.118346">
                <text:p>26.11834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6.109617">
                <text:p>26.10961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6.085992">
                <text:p>26.08599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6.084386">
                <text:p>26.08438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6.09873">
                <text:p>26.0987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6.101428">
                <text:p>26.10142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6.10298">
                <text:p>26.1029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6.100153">
                <text:p>26.10015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6.120501">
                <text:p>26.12050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6.095929">
                <text:p>26.0959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26.091014">
                <text:p>26.0910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26.100357">
                <text:p>26.10035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6.104625">
                <text:p>26.1046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6.115138">
                <text:p>26.11513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6.117806">
                <text:p>26.11780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6.111346">
                <text:p>26.11134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6.083951">
                <text:p>26.08395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6.091416">
                <text:p>26.0914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6.10499">
                <text:p>26.1049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6.108141">
                <text:p>26.10814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6.109797">
                <text:p>26.1097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6.125176">
                <text:p>26.12517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6.108827">
                <text:p>26.10882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6.112714">
                <text:p>26.1127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6.112182">
                <text:p>26.11218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6.11687">
                <text:p>26.1168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6.099269">
                <text:p>26.09926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6.099457">
                <text:p>26.0994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6.089613">
                <text:p>26.08961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6.10056">
                <text:p>26.1005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6.096136">
                <text:p>26.09613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6.08493">
                <text:p>26.0849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6.100886">
                <text:p>26.10088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6.102522">
                <text:p>26.10252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6.121176">
                <text:p>26.1211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6.108827">
                <text:p>26.10882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6.112714">
                <text:p>26.1127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6.101788">
                <text:p>26.1017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6.109617">
                <text:p>26.10961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6.093162">
                <text:p>26.0931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6.105095">
                <text:p>26.10509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6.10548">
                <text:p>26.1054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6.106557">
                <text:p>26.10655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6.103027">
                <text:p>26.1030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6.106251">
                <text:p>26.10625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6.103541">
                <text:p>26.10354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6.096762">
                <text:p>26.09676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6.104154">
                <text:p>26.10415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6.088945">
                <text:p>26.0889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6.095266">
                <text:p>26.09526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6.115682">
                <text:p>26.1156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26.096493">
                <text:p>26.09649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6.10147">
                <text:p>26.1014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6.11283">
                <text:p>26.112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6.112762">
                <text:p>26.11276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6.123851">
                <text:p>26.12385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6.120582">
                <text:p>26.12058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6.123552">
                <text:p>26.12355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6.112872">
                <text:p>26.11287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6.118456">
                <text:p>26.11845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6.117114">
                <text:p>26.11711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6.119225">
                <text:p>26.1192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6.117908">
                <text:p>26.11790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6.11892">
                <text:p>26.1189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6.100357">
                <text:p>26.10035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6.102063">
                <text:p>26.10206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6.092334">
                <text:p>26.0923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6.098543">
                <text:p>26.09854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6.099367">
                <text:p>26.09936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6.102063">
                <text:p>26.10206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6.094631">
                <text:p>26.09463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6.114979">
                <text:p>26.11497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6.091498">
                <text:p>26.09149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6.093127">
                <text:p>26.09312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6.115921">
                <text:p>26.1159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6.10744">
                <text:p>26.1074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6.096773">
                <text:p>26.09677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6.099457">
                <text:p>26.09945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6.124289">
                <text:p>26.12428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6.111346">
                <text:p>26.11134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6.095517">
                <text:p>26.09551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6.105016">
                <text:p>26.10501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6.106839">
                <text:p>26.10683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6.113382">
                <text:p>26.11338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6.096015">
                <text:p>26.0960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6.105016">
                <text:p>26.1050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6.106839">
                <text:p>26.10683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6.106053">
                <text:p>26.10605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6.123858">
                <text:p>26.12385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6.108671">
                <text:p>26.10867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6.088966">
                <text:p>26.08896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6.093127">
                <text:p>26.09312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6.116915">
                <text:p>26.1169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6.099457">
                <text:p>26.09945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6.123611">
                <text:p>26.1236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6.11994">
                <text:p>26.1199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6.121176">
                <text:p>26.12117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6.099457">
                <text:p>26.0994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6.098677">
                <text:p>26.09867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6.105016">
                <text:p>26.10501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6.120817">
                <text:p>26.1208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6.110123">
                <text:p>26.1101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6.119209">
                <text:p>26.11920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6.112541">
                <text:p>26.11254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6.129568">
                <text:p>26.12956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6.120582">
                <text:p>26.12058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6.119411">
                <text:p>26.1194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6.108141">
                <text:p>26.1081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6.112714">
                <text:p>26.11271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6.104396">
                <text:p>26.10439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6.109617">
                <text:p>26.1096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6.092619">
                <text:p>26.0926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6.103008">
                <text:p>26.10300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6.093528">
                <text:p>26.09352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6.114788">
                <text:p>26.11478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6.121176">
                <text:p>26.12117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6.091876">
                <text:p>26.09187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6.10622">
                <text:p>26.1062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6.10162">
                <text:p>26.1016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6.10548">
                <text:p>26.105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6.098516">
                <text:p>26.09851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6.112731">
                <text:p>26.11273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6.096438">
                <text:p>26.09643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6.112963">
                <text:p>26.11296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6.095946">
                <text:p>26.09594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6.093162">
                <text:p>26.09316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6.101412">
                <text:p>26.10141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6.100329">
                <text:p>26.10032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6.118962">
                <text:p>26.1189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6.115562">
                <text:p>26.11556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6.119411">
                <text:p>26.1194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6.105455">
                <text:p>26.10545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6.117206">
                <text:p>26.11720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6.103869">
                <text:p>26.1038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6.096364">
                <text:p>26.096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gamma = 0.0002'.A1:'gamma = 0.0002'.B101" chart:data-source-has-labels="row" svg:x="0.32cm" svg:y="0.18cm" svg:width="13.302cm" svg:height="8.64cm">
          <chartooo:coordinate-region svg:x="1.973cm" svg:y="0.379cm" svg:width="11.3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amma = 0.0002'.B2:'gamma = 0.0002'.B101" chart:label-cell-address="'gamma = 0.0002'.B1:'gamma = 0.0002'.B1" chart:class="chart:scatter">
            <chart:domain table:cell-range-address="'gamma = 0.0002'.A2:'gamma = 0.0002'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tep</text:p>
                <draw:g>
                  <svg:desc>'gamma = 0.0002'.B1:'gamma = 0.000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amma = 0.0002'.A2:'gamma = 0.0002'.A101</svg:desc>
                </draw:g>
              </table:table-cell>
              <table:table-cell office:value-type="float" office:value="0.023717">
                <text:p>0.023717</text:p>
                <draw:g>
                  <svg:desc>'gamma = 0.0002'.B2:'gamma = 0.0002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3717">
                <text:p>0.023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3717">
                <text:p>0.023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23717">
                <text:p>0.023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3717">
                <text:p>0.023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23717">
                <text:p>0.023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3717">
                <text:p>0.023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23717">
                <text:p>0.023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23717">
                <text:p>0.0237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3717">
                <text:p>0.023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23717">
                <text:p>0.023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23717">
                <text:p>0.023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23717">
                <text:p>0.0237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23717">
                <text:p>0.023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23707">
                <text:p>0.0237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237">
                <text:p>0.02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Tabelle4.A1:Tabelle4.B101" chart:data-source-has-labels="row" svg:x="0.32cm" svg:y="0.18cm" svg:width="13.302cm" svg:height="8.64cm">
          <chartooo:coordinate-region svg:x="1.232cm" svg:y="0.379cm" svg:width="12.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4.B2:Tabelle4.B101" chart:label-cell-address="Tabelle4.B1:Tabelle4.B1" chart:class="chart:scatter">
            <chart:domain table:cell-range-address="Tabelle4.A2:Tabelle4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tep</text:p>
                <draw:g>
                  <svg:desc>Tabelle4.B1:Tabelle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4.A2:Tabelle4.A101</svg:desc>
                </draw:g>
              </table:table-cell>
              <table:table-cell office:value-type="float" office:value="0.237168">
                <text:p>0.237168</text:p>
                <draw:g>
                  <svg:desc>Tabelle4.B2:Tabelle4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37168">
                <text:p>0.237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3714">
                <text:p>0.23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3714">
                <text:p>0.23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37067">
                <text:p>0.237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37067">
                <text:p>0.237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37067">
                <text:p>0.237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37067">
                <text:p>0.237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37067">
                <text:p>0.237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37067">
                <text:p>0.237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37003">
                <text:p>0.237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37003">
                <text:p>0.237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37003">
                <text:p>0.237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36813">
                <text:p>0.236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36654">
                <text:p>0.236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36654">
                <text:p>0.236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36486">
                <text:p>0.2364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36486">
                <text:p>0.236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36486">
                <text:p>0.2364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36196">
                <text:p>0.236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35905">
                <text:p>0.235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235905">
                <text:p>0.235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35818">
                <text:p>0.235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35592">
                <text:p>0.2355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35592">
                <text:p>0.2355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35396">
                <text:p>0.2353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35396">
                <text:p>0.235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35396">
                <text:p>0.235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35154">
                <text:p>0.235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35154">
                <text:p>0.235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35154">
                <text:p>0.235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34867">
                <text:p>0.2348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34589">
                <text:p>0.2345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34271">
                <text:p>0.234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34084">
                <text:p>0.234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34084">
                <text:p>0.2340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34084">
                <text:p>0.2340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33992">
                <text:p>0.2339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33992">
                <text:p>0.2339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33815">
                <text:p>0.233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33523">
                <text:p>0.2335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32863">
                <text:p>0.2328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32806">
                <text:p>0.232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32638">
                <text:p>0.2326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32638">
                <text:p>0.232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32377">
                <text:p>0.2323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3188">
                <text:p>0.23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31626">
                <text:p>0.2316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30909">
                <text:p>0.2309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30316">
                <text:p>0.2303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29589">
                <text:p>0.2295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28322">
                <text:p>0.2283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27626">
                <text:p>0.2276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226505">
                <text:p>0.2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22599">
                <text:p>0.22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22475">
                <text:p>0.224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22335">
                <text:p>0.223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219635">
                <text:p>0.2196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218015">
                <text:p>0.218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1482">
                <text:p>0.214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09809">
                <text:p>0.2098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20641">
                <text:p>0.206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96127">
                <text:p>0.1961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79806">
                <text:p>0.1798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71455">
                <text:p>0.1714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156261">
                <text:p>0.1562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143282">
                <text:p>0.1432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125538">
                <text:p>0.1255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108853">
                <text:p>0.1088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91466">
                <text:p>0.0914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79847">
                <text:p>0.0798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60476">
                <text:p>0.0604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49308">
                <text:p>0.0493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36209">
                <text:p>0.0362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32464">
                <text:p>0.032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23758">
                <text:p>0.023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13326">
                <text:p>0.0133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10305">
                <text:p>0.0103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10339">
                <text:p>0.0103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1032">
                <text:p>0.010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8077">
                <text:p>0.0080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8973">
                <text:p>0.0089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8369">
                <text:p>0.0083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4115">
                <text:p>0.0041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8915">
                <text:p>0.0089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8482">
                <text:p>0.0084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4115">
                <text:p>0.0041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10363">
                <text:p>0.0103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6574">
                <text:p>0.0065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468">
                <text:p>0.004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3554">
                <text:p>0.0035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4413">
                <text:p>0.0044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11449">
                <text:p>0.0114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7642">
                <text:p>0.0076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4576">
                <text:p>0.004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418">
                <text:p>0.004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11609">
                <text:p>0.011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9397">
                <text:p>0.0093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8371">
                <text:p>0.008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4885">
                <text:p>0.0048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